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3in"/>
    </style:style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4.333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8.490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co19" style:family="table-column">
      <style:table-column-properties fo:break-before="auto" style:column-width="0.8846in"/>
    </style:style>
    <style:style style:name="co20" style:family="table-column">
      <style:table-column-properties fo:break-before="auto" style:column-width="1.8354in"/>
    </style:style>
    <style:style style:name="co21" style:family="table-column">
      <style:table-column-properties fo:break-before="auto" style:column-width="1.4965in"/>
    </style:style>
    <style:style style:name="co22" style:family="table-column">
      <style:table-column-properties fo:break-before="auto" style:column-width="1.1925in"/>
    </style:style>
    <style:style style:name="co23" style:family="table-column">
      <style:table-column-properties fo:break-before="auto" style:column-width="4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07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ff66cc"/>
    </style:style>
    <style:style style:name="ce25" style:family="table-cell" style:parent-style-name="Default">
      <style:table-cell-properties fo:background-color="#ff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  <table:table-cell table:number-columns-repeated="2"/>
          <table:table-cell office:value-type="string">
            <text:p>{01, 02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  <table:table-cell table:number-columns-repeated="2"/>
          <table:table-cell office:value-type="string">
            <text:p>{02, 03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  <table:table-cell table:number-columns-repeated="2"/>
          <table:table-cell office:value-type="string">
            <text:p>{03, 04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  <table:table-cell table:number-columns-repeated="2"/>
          <table:table-cell office:value-type="string">
            <text:p>{03, 05},</text:p>
          </table:table-cell>
        </table:table-row>
        <table:table-row table:style-name="ro1">
          <table:table-cell table:style-name="ce25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  <table:table-cell table:number-columns-repeated="2"/>
          <table:table-cell office:value-type="string">
            <text:p>{04, 06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  <table:table-cell table:number-columns-repeated="2"/>
          <table:table-cell office:value-type="string">
            <text:p>{06, 07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  <table:table-cell table:number-columns-repeated="2"/>
          <table:table-cell office:value-type="string">
            <text:p>{06, 08},</text:p>
          </table:table-cell>
        </table:table-row>
        <table:table-row table:style-name="ro1">
          <table:table-cell table:style-name="ce25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  <table:table-cell table:number-columns-repeated="2"/>
          <table:table-cell office:value-type="string">
            <text:p>{06, 10},</text:p>
          </table:table-cell>
        </table:table-row>
        <table:table-row table:style-name="ro1">
          <table:table-cell table:style-name="ce25"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500, 800},">
            <text:p>[9] = {500, 800},</text:p>
          </table:table-cell>
          <table:table-cell table:number-columns-repeated="2"/>
          <table:table-cell office:value-type="string">
            <text:p>{07, 09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950, 400},">
            <text:p>[10] = {950, 400},</text:p>
          </table:table-cell>
          <table:table-cell table:number-columns-repeated="2"/>
          <table:table-cell office:value-type="string">
            <text:p>{07, 10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0">
            <text:p>850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850, 500},">
            <text:p>[11] = {850, 500},</text:p>
          </table:table-cell>
          <table:table-cell table:number-columns-repeated="2"/>
          <table:table-cell office:value-type="string">
            <text:p>{10, 11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0">
            <text:p>92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3]&amp;&quot;] = {&quot;&amp;[.B13]&amp;&quot;, &quot;&amp;[.C13]&amp;&quot;},&quot;" office:value-type="string" office:string-value="[12] = {920, 800},">
            <text:p>[12] = {920, 8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unlocks_pivot" table:style-name="ta1" table:print="false">
        <table:table-column table:style-name="co4" table:default-cell-style-name="ce2"/>
        <table:table-column table:style-name="co5" table:default-cell-style-name="ce2"/>
        <table:table-column table:style-name="co6" table:number-columns-repeated="13" table:default-cell-style-name="ce6"/>
        <table:table-column table:style-name="co1" table:number-columns-repeated="1009" table:default-cell-style-name="ce6"/>
        <table:table-row table:style-name="ro1">
          <table:table-cell/>
          <table:table-cell table:style-name="ce4"/>
          <table:table-cell table:style-name="ce5" office:value-type="float" office:value="0">
            <text:p>0</text:p>
          </table:table-cell>
          <table:table-cell table:style-name="ce5" table:formula="of:=[.C1]+1" office:value-type="float" office:value="1">
            <text:p>1</text:p>
          </table:table-cell>
          <table:table-cell table:style-name="ce5" table:formula="of:=[.D1]+1" office:value-type="float" office:value="2">
            <text:p>2</text:p>
          </table:table-cell>
          <table:table-cell table:style-name="ce5" table:formula="of:=[.E1]+1" office:value-type="float" office:value="3">
            <text:p>3</text:p>
          </table:table-cell>
          <table:table-cell table:style-name="ce5" table:formula="of:=[.F1]+1" office:value-type="float" office:value="4">
            <text:p>4</text:p>
          </table:table-cell>
          <table:table-cell table:style-name="ce5" table:formula="of:=[.G1]+1" office:value-type="float" office:value="5">
            <text:p>5</text:p>
          </table:table-cell>
          <table:table-cell table:style-name="ce5" table:formula="of:=[.H1]+1" office:value-type="float" office:value="6">
            <text:p>6</text:p>
          </table:table-cell>
          <table:table-cell table:style-name="ce5" table:formula="of:=[.I1]+1" office:value-type="float" office:value="7">
            <text:p>7</text:p>
          </table:table-cell>
          <table:table-cell table:style-name="ce5" table:formula="of:=[.J1]+1" office:value-type="float" office:value="8">
            <text:p>8</text:p>
          </table:table-cell>
          <table:table-cell table:style-name="ce5" table:formula="of:=[.K1]+1" office:value-type="float" office:value="9">
            <text:p>9</text:p>
          </table:table-cell>
          <table:table-cell table:style-name="ce5" table:formula="of:=[.L1]+1" office:value-type="float" office:value="10">
            <text:p>10</text:p>
          </table:table-cell>
          <table:table-cell table:style-name="ce5" table:formula="of:=[.M1]+1" office:value-type="float" office:value="11">
            <text:p>11</text:p>
          </table:table-cell>
          <table:table-cell table:style-name="ce5" table:formula="of:=[.N1]+1" office:value-type="float" office:value="12">
            <text:p>12</text:p>
          </table:table-cell>
          <table:table-cell table:style-name="ce5" table:number-columns-repeated="1009"/>
        </table:table-row>
        <table:table-row table:style-name="ro1">
          <table:table-cell office:value-type="string">
            <text:p>euf_constructo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barracks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metalextractor_lvl1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ola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coutdro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mari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storag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radar_lvl1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autocannon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pyro</text:p>
          </table:table-cell>
          <table:table-cell office:value-type="string">
            <text:p>cor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euf_bazooka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bunker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church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riest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aladin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sniper</text:p>
          </table:table-cell>
          <table:table-cell office:value-type="string">
            <text:p>co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euf_aa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factory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constru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metalextra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da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laser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id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a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irpor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cou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intercepto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bombe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plasma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arty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heavytower</text:p>
          </table:table-cell>
          <table:table-cell office:value-type="string">
            <text:p>add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powerplan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scorpion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euf_transpor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4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ensorbo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euf_mlrs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techcent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walk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angel</text:p>
          </table:table-cell>
          <table:table-cell office:value-type="string">
            <text:p>core</text:p>
          </table:table-cell>
          <table:table-cell table:number-columns-repeated="1022"/>
        </table:table-row>
        <table:table-row table:style-name="ro1">
          <table:table-cell office:value-type="string">
            <text:p>euf_bazooka_missile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hov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marine_laser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sanctum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7" table:default-cell-style-name="ce10"/>
        <table:table-column table:style-name="co1" table:number-columns-repeated="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7" table:default-cell-style-name="ce10"/>
        <table:table-column table:style-name="co1" table:number-columns-repeated="1007" table:default-cell-style-name="ce10"/>
        <table:table-row table:style-name="ro2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2">
          <table:table-cell table:style-name="ce8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1" office:value-type="string">
            <text:p>bug_med</text:p>
          </table:table-cell>
          <table:table-cell table:style-name="ce11" office:value-type="float" office:value="2500">
            <text:p>25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table:number-columns-repeated="5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table:number-columns-repeated="1003"/>
        </table:table-row>
        <table:table-row table:style-name="ro2">
          <table:table-cell table:style-name="ce8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1" office:value-type="string">
            <text:p>bug_med</text:p>
          </table:table-cell>
          <table:table-cell table:style-name="ce11" table:formula="of:=[.C2]" office:value-type="float" office:value="2500">
            <text:p>2500</text:p>
          </table:table-cell>
          <table:table-cell table:style-name="ce11" table:formula="of:=[.D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]=[.N2];[.G2];[.G2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3]" office:value-type="float" office:value="2500">
            <text:p>250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]=[.N3];[.G3];[.G3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3800">
            <text:p>3800</text:p>
          </table:table-cell>
          <table:table-cell table:style-name="ce11" office:value-type="float" office:value="2400">
            <text:p>2400</text:p>
          </table:table-cell>
          <table:table-cell table:style-name="ce11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11" table:formula="of:=&quot;{&quot;&amp;[.W4]" office:value-type="string" office:string-value="{{3800, 2400}, ">
            <text:p>{{3800, 24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4]" office:value-type="float" office:value="2500">
            <text:p>2500</text:p>
          </table:table-cell>
          <table:table-cell table:style-name="ce11" table:formula="of:=[.D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]=[.N4];[.G4];[.G4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11" table:formula="of:=[.X4]&amp;[.W5]" office:value-type="string" office:string-value="{{3800, 2400}, {2040, 2080}, ">
            <text:p>{{3800, 2400}, {2040, 208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5]" office:value-type="float" office:value="2500">
            <text:p>2500</text:p>
          </table:table-cell>
          <table:table-cell table:style-name="ce11" table:formula="of:=[.D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]=[.N5];[.G5];[.G5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800">
            <text:p>2800</text:p>
          </table:table-cell>
          <table:table-cell table:style-name="ce11" office:value-type="float" office:value="3500">
            <text:p>3500</text:p>
          </table:table-cell>
          <table:table-cell table:style-name="ce11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11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6]" office:value-type="float" office:value="2500">
            <text:p>2500</text:p>
          </table:table-cell>
          <table:table-cell table:style-name="ce11" table:formula="of:=[.D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]=[.N6];[.G6];[.G6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700">
            <text:p>700</text:p>
          </table:table-cell>
          <table:table-cell table:style-name="ce11" office:value-type="float" office:value="3800">
            <text:p>3800</text:p>
          </table:table-cell>
          <table:table-cell table:style-name="ce11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11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11" table:number-columns-repeated="1000"/>
        </table:table-row>
        <table:table-row table:style-name="ro2">
          <table:table-cell table:style-name="ce9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]" office:value-type="string" office:string-value="bug_med">
            <text:p>bug_med</text:p>
          </table:table-cell>
          <table:table-cell table:style-name="ce11" table:formula="of:=[.C7]" office:value-type="float" office:value="2500">
            <text:p>2500</text:p>
          </table:table-cell>
          <table:table-cell table:style-name="ce11" table:formula="of:=[.D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]=[.N7];[.G7];[.G7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]" office:value-type="float" office:value="1">
            <text:p>1</text:p>
          </table:table-cell>
          <table:table-cell table:style-name="ce12" table:number-columns-repeated="2"/>
          <table:table-cell table:style-name="ce12" table:formula="of:=[.N2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200">
            <text:p>200</text:p>
          </table:table-cell>
          <table:table-cell table:style-name="ce12" office:value-type="float" office:value="3200">
            <text:p>3200</text:p>
          </table:table-cell>
          <table:table-cell table:style-name="ce11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11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]" office:value-type="string" office:string-value="bug_med">
            <text:p>bug_med</text:p>
          </table:table-cell>
          <table:table-cell table:style-name="ce11" table:formula="of:=[.C8]" office:value-type="float" office:value="2500">
            <text:p>2500</text:p>
          </table:table-cell>
          <table:table-cell table:style-name="ce11" table:formula="of:=[.D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]=[.N8];[.G8];[.G8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]" office:value-type="float" office:value="2">
            <text:p>2</text:p>
          </table:table-cell>
          <table:table-cell table:style-name="ce12" table:number-columns-repeated="2"/>
          <table:table-cell table:style-name="ce12" table:formula="of:=[.N3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800">
            <text:p>800</text:p>
          </table:table-cell>
          <table:table-cell table:style-name="ce12" office:value-type="float" office:value="2600">
            <text:p>2600</text:p>
          </table:table-cell>
          <table:table-cell table:style-name="ce11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11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]" office:value-type="string" office:string-value="bug_med">
            <text:p>bug_med</text:p>
          </table:table-cell>
          <table:table-cell table:style-name="ce11" table:formula="of:=[.C9]" office:value-type="float" office:value="2500">
            <text:p>2500</text:p>
          </table:table-cell>
          <table:table-cell table:style-name="ce11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]=[.N9];[.G9];[.G9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]" office:value-type="float" office:value="3">
            <text:p>3</text:p>
          </table:table-cell>
          <table:table-cell table:style-name="ce12" table:number-columns-repeated="2"/>
          <table:table-cell table:style-name="ce12" table:formula="of:=[.N4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50">
            <text:p>150</text:p>
          </table:table-cell>
          <table:table-cell table:style-name="ce12" office:value-type="float" office:value="1800">
            <text:p>1800</text:p>
          </table:table-cell>
          <table:table-cell table:style-name="ce11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11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]" office:value-type="string" office:string-value="bug_med">
            <text:p>bug_med</text:p>
          </table:table-cell>
          <table:table-cell table:style-name="ce11" table:formula="of:=[.C10]" office:value-type="float" office:value="2500">
            <text:p>2500</text:p>
          </table:table-cell>
          <table:table-cell table:style-name="ce11" table:formula="of:=[.D1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]=[.N10];[.G10];[.G10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]" office:value-type="float" office:value="3">
            <text:p>3</text:p>
          </table:table-cell>
          <table:table-cell table:style-name="ce12" table:number-columns-repeated="2"/>
          <table:table-cell table:style-name="ce12" table:formula="of:=[.N5]+1" office:value-type="float" office:value="2">
            <text:p>2</text:p>
          </table:table-cell>
          <table:table-cell table:style-name="ce12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11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]" office:value-type="string" office:string-value="bug_med">
            <text:p>bug_med</text:p>
          </table:table-cell>
          <table:table-cell table:style-name="ce11" table:formula="of:=[.C11]" office:value-type="float" office:value="2500">
            <text:p>2500</text:p>
          </table:table-cell>
          <table:table-cell table:style-name="ce11" table:formula="of:=[.D1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]=[.N11];[.G11];[.G11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]" office:value-type="float" office:value="4">
            <text:p>4</text:p>
          </table:table-cell>
          <table:table-cell table:style-name="ce12" table:number-columns-repeated="2"/>
          <table:table-cell table:style-name="ce12" table:formula="of:=[.N6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300">
            <text:p>1300</text:p>
          </table:table-cell>
          <table:table-cell table:style-name="ce12" office:value-type="float" office:value="500">
            <text:p>500</text:p>
          </table:table-cell>
          <table:table-cell table:style-name="ce11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11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]" office:value-type="string" office:string-value="bug_med">
            <text:p>bug_med</text:p>
          </table:table-cell>
          <table:table-cell table:style-name="ce11" table:formula="of:=[.C12]" office:value-type="float" office:value="2500">
            <text:p>2500</text:p>
          </table:table-cell>
          <table:table-cell table:style-name="ce11" table:formula="of:=[.D1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3]=[.N12];[.G12];[.G12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]" office:value-type="float" office:value="4">
            <text:p>4</text:p>
          </table:table-cell>
          <table:table-cell table:style-name="ce12" table:number-columns-repeated="2"/>
          <table:table-cell table:style-name="ce12" table:formula="of:=[.N7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3800">
            <text:p>3800</text:p>
          </table:table-cell>
          <table:table-cell table:style-name="ce12" office:value-type="float" office:value="370">
            <text:p>370</text:p>
          </table:table-cell>
          <table:table-cell table:style-name="ce11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11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2" table:number-columns-repeated="1000"/>
        </table:table-row>
        <table:table-row table:style-name="ro2">
          <table:table-cell table:style-name="ce8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]" office:value-type="string" office:string-value="bug_med">
            <text:p>bug_med</text:p>
          </table:table-cell>
          <table:table-cell table:style-name="ce11" table:formula="of:=[.C13]" office:value-type="float" office:value="2500">
            <text:p>2500</text:p>
          </table:table-cell>
          <table:table-cell table:style-name="ce11" table:formula="of:=[.D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4]=[.N13];[.G13];[.G13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]" office:value-type="float" office:value="1">
            <text:p>1</text:p>
          </table:table-cell>
          <table:table-cell table:style-name="ce11" table:number-columns-repeated="2"/>
          <table:table-cell table:style-name="ce12" table:formula="of:=[.N8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]" office:value-type="string" office:string-value="bug_med">
            <text:p>bug_med</text:p>
          </table:table-cell>
          <table:table-cell table:style-name="ce11" table:formula="of:=[.C14]" office:value-type="float" office:value="2500">
            <text:p>2500</text:p>
          </table:table-cell>
          <table:table-cell table:style-name="ce11" table:formula="of:=[.D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5]=[.N14];[.G14];[.G14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9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0]" office:value-type="string" office:string-value="bug_med">
            <text:p>bug_med</text:p>
          </table:table-cell>
          <table:table-cell table:style-name="ce11" table:formula="of:=[.C15]" office:value-type="float" office:value="2500">
            <text:p>250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6]=[.N15];[.G15];[.G15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0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1]" office:value-type="string" office:string-value="bug_med">
            <text:p>bug_med</text:p>
          </table:table-cell>
          <table:table-cell table:style-name="ce11" table:formula="of:=[.C16]" office:value-type="float" office:value="2500">
            <text:p>2500</text:p>
          </table:table-cell>
          <table:table-cell table:style-name="ce11" table:formula="of:=[.D1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7]=[.N16];[.G16];[.G16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1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12]" office:value-type="string" office:string-value="bug_med">
            <text:p>bug_med</text:p>
          </table:table-cell>
          <table:table-cell table:style-name="ce11" table:formula="of:=[.C17]" office:value-type="float" office:value="2500">
            <text:p>2500</text:p>
          </table:table-cell>
          <table:table-cell table:style-name="ce11" table:formula="of:=[.D1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8]=[.N17];[.G17];[.G17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formula="of:=[.N12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office:value-type="string">
            <text:p>bug_big</text:p>
          </table:table-cell>
          <table:table-cell table:style-name="ce11" table:formula="of:=[.C18]" office:value-type="float" office:value="2500">
            <text:p>2500</text:p>
          </table:table-cell>
          <table:table-cell table:style-name="ce11" table:formula="of:=[.D1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9]=[.N18];[.G18];[.G18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3]" office:value-type="float" office:value="4">
            <text:p>4</text:p>
          </table:table-cell>
          <table:table-cell table:style-name="ce11" table:number-columns-repeated="2"/>
          <table:table-cell table:style-name="ce12" table:formula="of:=[.N13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4]" office:value-type="string" office:string-value="bug_med">
            <text:p>bug_med</text:p>
          </table:table-cell>
          <table:table-cell table:style-name="ce11" table:formula="of:=[.C19]" office:value-type="float" office:value="2500">
            <text:p>2500</text:p>
          </table:table-cell>
          <table:table-cell table:style-name="ce11" table:formula="of:=[.D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0]=[.N19];[.G19];[.G19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4]" office:value-type="float" office:value="1">
            <text:p>1</text:p>
          </table:table-cell>
          <table:table-cell table:style-name="ce12" table:number-columns-repeated="2"/>
          <table:table-cell table:style-name="ce12" table:formula="of:=[.N14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5]" office:value-type="string" office:string-value="bug_med">
            <text:p>bug_med</text:p>
          </table:table-cell>
          <table:table-cell table:style-name="ce11" table:formula="of:=[.C20]" office:value-type="float" office:value="2500">
            <text:p>2500</text:p>
          </table:table-cell>
          <table:table-cell table:style-name="ce11" table:formula="of:=[.D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1]=[.N20];[.G20];[.G20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5]" office:value-type="float" office:value="1">
            <text:p>1</text:p>
          </table:table-cell>
          <table:table-cell table:style-name="ce12" table:number-columns-repeated="2"/>
          <table:table-cell table:style-name="ce12" table:formula="of:=[.N15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6]" office:value-type="string" office:string-value="bug_med">
            <text:p>bug_med</text:p>
          </table:table-cell>
          <table:table-cell table:style-name="ce11" table:formula="of:=[.C21]" office:value-type="float" office:value="2500">
            <text:p>2500</text:p>
          </table:table-cell>
          <table:table-cell table:style-name="ce11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2]=[.N21];[.G21];[.G21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6]" office:value-type="float" office:value="2">
            <text:p>2</text:p>
          </table:table-cell>
          <table:table-cell table:style-name="ce12" table:number-columns-repeated="2"/>
          <table:table-cell table:style-name="ce12" table:formula="of:=[.N16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7]" office:value-type="string" office:string-value="bug_med">
            <text:p>bug_med</text:p>
          </table:table-cell>
          <table:table-cell table:style-name="ce11" table:formula="of:=[.C22]" office:value-type="float" office:value="2500">
            <text:p>2500</text:p>
          </table:table-cell>
          <table:table-cell table:style-name="ce11" table:formula="of:=[.D2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3]=[.N22];[.G22];[.G22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7]" office:value-type="float" office:value="2">
            <text:p>2</text:p>
          </table:table-cell>
          <table:table-cell table:style-name="ce12" table:number-columns-repeated="2"/>
          <table:table-cell table:style-name="ce12" table:formula="of:=[.N17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office:value-type="string">
            <text:p>bug_big</text:p>
          </table:table-cell>
          <table:table-cell table:style-name="ce11" table:formula="of:=[.C23]" office:value-type="float" office:value="2500">
            <text:p>2500</text:p>
          </table:table-cell>
          <table:table-cell table:style-name="ce11" table:formula="of:=[.D2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4]=[.N23];[.G23];[.G23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8]" office:value-type="float" office:value="3">
            <text:p>3</text:p>
          </table:table-cell>
          <table:table-cell table:style-name="ce12" table:number-columns-repeated="2"/>
          <table:table-cell table:style-name="ce12" table:formula="of:=[.N18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19]" office:value-type="string" office:string-value="bug_big">
            <text:p>bug_big</text:p>
          </table:table-cell>
          <table:table-cell table:style-name="ce11" table:formula="of:=[.C24]" office:value-type="float" office:value="2500">
            <text:p>2500</text:p>
          </table:table-cell>
          <table:table-cell table:style-name="ce11" table:formula="of:=[.D2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5]=[.N24];[.G24];[.G24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9]" office:value-type="float" office:value="4">
            <text:p>4</text:p>
          </table:table-cell>
          <table:table-cell table:style-name="ce12" table:number-columns-repeated="2"/>
          <table:table-cell table:style-name="ce12" table:formula="of:=[.N19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0]" office:value-type="string" office:string-value="bug_med">
            <text:p>bug_med</text:p>
          </table:table-cell>
          <table:table-cell table:style-name="ce11" table:formula="of:=[.C25]" office:value-type="float" office:value="2500">
            <text:p>2500</text:p>
          </table:table-cell>
          <table:table-cell table:style-name="ce11" table:formula="of:=[.D2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6]=[.N25];[.G25];[.G25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0]" office:value-type="float" office:value="1">
            <text:p>1</text:p>
          </table:table-cell>
          <table:table-cell table:style-name="ce11" table:number-columns-repeated="2"/>
          <table:table-cell table:style-name="ce12" table:formula="of:=[.N20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1]" office:value-type="string" office:string-value="bug_med">
            <text:p>bug_med</text:p>
          </table:table-cell>
          <table:table-cell table:style-name="ce11" table:formula="of:=[.C26]" office:value-type="float" office:value="2500">
            <text:p>2500</text:p>
          </table:table-cell>
          <table:table-cell table:style-name="ce11" table:formula="of:=[.D2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7]=[.N26];[.G26];[.G26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1]" office:value-type="float" office:value="1">
            <text:p>1</text:p>
          </table:table-cell>
          <table:table-cell table:style-name="ce11" table:number-columns-repeated="2"/>
          <table:table-cell table:style-name="ce12" table:formula="of:=[.N21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2]" office:value-type="string" office:string-value="bug_med">
            <text:p>bug_med</text:p>
          </table:table-cell>
          <table:table-cell table:style-name="ce11" table:formula="of:=[.C27]" office:value-type="float" office:value="2500">
            <text:p>250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8]=[.N27];[.G27];[.G27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2]" office:value-type="float" office:value="2">
            <text:p>2</text:p>
          </table:table-cell>
          <table:table-cell table:style-name="ce11" table:number-columns-repeated="2"/>
          <table:table-cell table:style-name="ce12" table:formula="of:=[.N22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28]" office:value-type="float" office:value="2500">
            <text:p>2500</text:p>
          </table:table-cell>
          <table:table-cell table:style-name="ce11" table:formula="of:=[.D2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9]=[.N28];[.G28];[.G28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3]" office:value-type="float" office:value="2">
            <text:p>2</text:p>
          </table:table-cell>
          <table:table-cell table:style-name="ce11" table:number-columns-repeated="2"/>
          <table:table-cell table:style-name="ce12" table:formula="of:=[.N23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24]" office:value-type="string" office:string-value="bug_big">
            <text:p>bug_big</text:p>
          </table:table-cell>
          <table:table-cell table:style-name="ce11" table:formula="of:=[.C29]" office:value-type="float" office:value="2500">
            <text:p>2500</text:p>
          </table:table-cell>
          <table:table-cell table:style-name="ce11" table:formula="of:=[.D2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0]=[.N29];[.G29];[.G29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4]" office:value-type="float" office:value="3">
            <text:p>3</text:p>
          </table:table-cell>
          <table:table-cell table:style-name="ce11" table:number-columns-repeated="2"/>
          <table:table-cell table:style-name="ce12" table:formula="of:=[.N24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25]" office:value-type="string" office:string-value="bug_big">
            <text:p>bug_big</text:p>
          </table:table-cell>
          <table:table-cell table:style-name="ce11" table:formula="of:=[.C30]" office:value-type="float" office:value="2500">
            <text:p>2500</text:p>
          </table:table-cell>
          <table:table-cell table:style-name="ce11" table:formula="of:=[.D3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1]=[.N30];[.G30];[.G30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5]" office:value-type="float" office:value="4">
            <text:p>4</text:p>
          </table:table-cell>
          <table:table-cell table:style-name="ce11" table:number-columns-repeated="2"/>
          <table:table-cell table:style-name="ce12" table:formula="of:=[.N25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6]" office:value-type="string" office:string-value="bug_med">
            <text:p>bug_med</text:p>
          </table:table-cell>
          <table:table-cell table:style-name="ce11" table:formula="of:=[.C31]" office:value-type="float" office:value="2500">
            <text:p>2500</text:p>
          </table:table-cell>
          <table:table-cell table:style-name="ce11" table:formula="of:=[.D3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2]=[.N31];[.G31];[.G31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6]" office:value-type="float" office:value="1">
            <text:p>1</text:p>
          </table:table-cell>
          <table:table-cell table:style-name="ce11" table:number-columns-repeated="2"/>
          <table:table-cell table:style-name="ce12" table:formula="of:=[.N26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7]" office:value-type="string" office:string-value="bug_med">
            <text:p>bug_med</text:p>
          </table:table-cell>
          <table:table-cell table:style-name="ce11" table:formula="of:=[.C32]" office:value-type="float" office:value="2500">
            <text:p>2500</text:p>
          </table:table-cell>
          <table:table-cell table:style-name="ce11" table:formula="of:=[.D3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3]=[.N32];[.G32];[.G32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7]" office:value-type="float" office:value="1">
            <text:p>1</text:p>
          </table:table-cell>
          <table:table-cell table:style-name="ce11" table:number-columns-repeated="2"/>
          <table:table-cell table:style-name="ce12" table:formula="of:=[.N27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33]" office:value-type="float" office:value="2500">
            <text:p>2500</text:p>
          </table:table-cell>
          <table:table-cell table:style-name="ce11" table:formula="of:=[.D3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4]=[.N33];[.G33];[.G33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8]" office:value-type="float" office:value="2">
            <text:p>2</text:p>
          </table:table-cell>
          <table:table-cell table:style-name="ce11" table:number-columns-repeated="2"/>
          <table:table-cell table:style-name="ce12" table:formula="of:=[.N28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9]" office:value-type="string" office:string-value="bug_big">
            <text:p>bug_big</text:p>
          </table:table-cell>
          <table:table-cell table:style-name="ce11" table:formula="of:=[.C34]" office:value-type="float" office:value="2500">
            <text:p>2500</text:p>
          </table:table-cell>
          <table:table-cell table:style-name="ce11" table:formula="of:=[.D3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5]=[.N34];[.G34];[.G34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9]" office:value-type="float" office:value="2">
            <text:p>2</text:p>
          </table:table-cell>
          <table:table-cell table:style-name="ce12" table:number-columns-repeated="2"/>
          <table:table-cell table:style-name="ce12" table:formula="of:=[.N29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0]" office:value-type="string" office:string-value="bug_big">
            <text:p>bug_big</text:p>
          </table:table-cell>
          <table:table-cell table:style-name="ce11" table:formula="of:=[.C35]" office:value-type="float" office:value="2500">
            <text:p>2500</text:p>
          </table:table-cell>
          <table:table-cell table:style-name="ce11" table:formula="of:=[.D3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6]=[.N35];[.G35];[.G35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0]" office:value-type="float" office:value="3">
            <text:p>3</text:p>
          </table:table-cell>
          <table:table-cell table:style-name="ce12" table:number-columns-repeated="2"/>
          <table:table-cell table:style-name="ce12" table:formula="of:=[.N30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1]" office:value-type="string" office:string-value="bug_big">
            <text:p>bug_big</text:p>
          </table:table-cell>
          <table:table-cell table:style-name="ce11" table:formula="of:=[.C36]" office:value-type="float" office:value="2500">
            <text:p>2500</text:p>
          </table:table-cell>
          <table:table-cell table:style-name="ce11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7]=[.N36];[.G36];[.G36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1]" office:value-type="float" office:value="4">
            <text:p>4</text:p>
          </table:table-cell>
          <table:table-cell table:style-name="ce12" table:number-columns-repeated="2"/>
          <table:table-cell table:style-name="ce12" table:formula="of:=[.N31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2]" office:value-type="string" office:string-value="bug_med">
            <text:p>bug_med</text:p>
          </table:table-cell>
          <table:table-cell table:style-name="ce11" table:formula="of:=[.C37]" office:value-type="float" office:value="2500">
            <text:p>2500</text:p>
          </table:table-cell>
          <table:table-cell table:style-name="ce11" table:formula="of:=[.D3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8]=[.N37];[.G37];[.G37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2]" office:value-type="float" office:value="1">
            <text:p>1</text:p>
          </table:table-cell>
          <table:table-cell table:style-name="ce12" table:number-columns-repeated="2"/>
          <table:table-cell table:style-name="ce12" table:formula="of:=[.N32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38]" office:value-type="float" office:value="2500">
            <text:p>2500</text:p>
          </table:table-cell>
          <table:table-cell table:style-name="ce11" table:formula="of:=[.D3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9]=[.N38];[.G38];[.G38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3]" office:value-type="float" office:value="1">
            <text:p>1</text:p>
          </table:table-cell>
          <table:table-cell table:style-name="ce12" table:number-columns-repeated="2"/>
          <table:table-cell table:style-name="ce12" table:formula="of:=[.N33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4]" office:value-type="string" office:string-value="bug_big">
            <text:p>bug_big</text:p>
          </table:table-cell>
          <table:table-cell table:style-name="ce11" table:formula="of:=[.C39]" office:value-type="float" office:value="2500">
            <text:p>2500</text:p>
          </table:table-cell>
          <table:table-cell table:style-name="ce11" table:formula="of:=[.D3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0]=[.N39];[.G39];[.G39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4]" office:value-type="float" office:value="2">
            <text:p>2</text:p>
          </table:table-cell>
          <table:table-cell table:style-name="ce12" table:number-columns-repeated="2"/>
          <table:table-cell table:style-name="ce12" table:formula="of:=[.N34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5]" office:value-type="string" office:string-value="bug_big">
            <text:p>bug_big</text:p>
          </table:table-cell>
          <table:table-cell table:style-name="ce11" table:formula="of:=[.C40]" office:value-type="float" office:value="2500">
            <text:p>2500</text:p>
          </table:table-cell>
          <table:table-cell table:style-name="ce11" table:formula="of:=[.D4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1]=[.N40];[.G40];[.G40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5]" office:value-type="float" office:value="2">
            <text:p>2</text:p>
          </table:table-cell>
          <table:table-cell table:style-name="ce12" table:number-columns-repeated="2"/>
          <table:table-cell table:style-name="ce12" table:formula="of:=[.N35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6]" office:value-type="string" office:string-value="bug_big">
            <text:p>bug_big</text:p>
          </table:table-cell>
          <table:table-cell table:style-name="ce11" table:formula="of:=[.C41]" office:value-type="float" office:value="2500">
            <text:p>2500</text:p>
          </table:table-cell>
          <table:table-cell table:style-name="ce11" table:formula="of:=[.D4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2]=[.N41];[.G41];[.G41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6]" office:value-type="float" office:value="3">
            <text:p>3</text:p>
          </table:table-cell>
          <table:table-cell table:style-name="ce12" table:number-columns-repeated="2"/>
          <table:table-cell table:style-name="ce12" table:formula="of:=[.N36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7]" office:value-type="string" office:string-value="bug_big">
            <text:p>bug_big</text:p>
          </table:table-cell>
          <table:table-cell table:style-name="ce11" table:formula="of:=[.C42]" office:value-type="float" office:value="2500">
            <text:p>2500</text:p>
          </table:table-cell>
          <table:table-cell table:style-name="ce11" table:formula="of:=[.D4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3]=[.N42];[.G42];[.G42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7]" office:value-type="float" office:value="4">
            <text:p>4</text:p>
          </table:table-cell>
          <table:table-cell table:style-name="ce12" table:number-columns-repeated="2"/>
          <table:table-cell table:style-name="ce12" table:formula="of:=[.N37]+1" office:value-type="float" office:value="7">
            <text:p>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8]" office:value-type="string" office:string-value="bug_med">
            <text:p>bug_med</text:p>
          </table:table-cell>
          <table:table-cell table:style-name="ce11" table:formula="of:=[.C43]" office:value-type="float" office:value="2500">
            <text:p>2500</text:p>
          </table:table-cell>
          <table:table-cell table:style-name="ce11" table:formula="of:=[.D4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4]=[.N43];[.G43];[.G43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8]" office:value-type="float" office:value="1">
            <text:p>1</text:p>
          </table:table-cell>
          <table:table-cell table:style-name="ce11" table:number-columns-repeated="2"/>
          <table:table-cell table:style-name="ce12" table:formula="of:=[.N38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9]" office:value-type="string" office:string-value="bug_big">
            <text:p>bug_big</text:p>
          </table:table-cell>
          <table:table-cell table:style-name="ce11" table:formula="of:=[.C44]" office:value-type="float" office:value="2500">
            <text:p>2500</text:p>
          </table:table-cell>
          <table:table-cell table:style-name="ce11" table:formula="of:=[.D4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5]=[.N44];[.G44];[.G44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9]" office:value-type="float" office:value="1">
            <text:p>1</text:p>
          </table:table-cell>
          <table:table-cell table:style-name="ce11" table:number-columns-repeated="2"/>
          <table:table-cell table:style-name="ce12" table:formula="of:=[.N39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0]" office:value-type="string" office:string-value="bug_big">
            <text:p>bug_big</text:p>
          </table:table-cell>
          <table:table-cell table:style-name="ce11" table:formula="of:=[.C45]" office:value-type="float" office:value="2500">
            <text:p>250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6]=[.N45];[.G45];[.G45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0]" office:value-type="float" office:value="2">
            <text:p>2</text:p>
          </table:table-cell>
          <table:table-cell table:style-name="ce11" table:number-columns-repeated="2"/>
          <table:table-cell table:style-name="ce12" table:formula="of:=[.N40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1]" office:value-type="string" office:string-value="bug_big">
            <text:p>bug_big</text:p>
          </table:table-cell>
          <table:table-cell table:style-name="ce11" table:formula="of:=[.C46]" office:value-type="float" office:value="2500">
            <text:p>2500</text:p>
          </table:table-cell>
          <table:table-cell table:style-name="ce11" table:formula="of:=[.D4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7]=[.N46];[.G46];[.G46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1]" office:value-type="float" office:value="2">
            <text:p>2</text:p>
          </table:table-cell>
          <table:table-cell table:style-name="ce11" table:number-columns-repeated="2"/>
          <table:table-cell table:style-name="ce12" table:formula="of:=[.N41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2]" office:value-type="string" office:string-value="bug_big">
            <text:p>bug_big</text:p>
          </table:table-cell>
          <table:table-cell table:style-name="ce11" table:formula="of:=[.C47]" office:value-type="float" office:value="2500">
            <text:p>2500</text:p>
          </table:table-cell>
          <table:table-cell table:style-name="ce11" table:formula="of:=[.D4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8]=[.N47];[.G47];[.G47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2]" office:value-type="float" office:value="3">
            <text:p>3</text:p>
          </table:table-cell>
          <table:table-cell table:style-name="ce11" table:number-columns-repeated="2"/>
          <table:table-cell table:style-name="ce12" table:formula="of:=[.N42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3]" office:value-type="string" office:string-value="bug_big">
            <text:p>bug_big</text:p>
          </table:table-cell>
          <table:table-cell table:style-name="ce11" table:formula="of:=[.C48]" office:value-type="float" office:value="2500">
            <text:p>2500</text:p>
          </table:table-cell>
          <table:table-cell table:style-name="ce11" table:formula="of:=[.D4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9]=[.N48];[.G48];[.G48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3]" office:value-type="float" office:value="4">
            <text:p>4</text:p>
          </table:table-cell>
          <table:table-cell table:style-name="ce11" table:number-columns-repeated="2"/>
          <table:table-cell table:style-name="ce12" table:formula="of:=[.N43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4]" office:value-type="string" office:string-value="bug_med">
            <text:p>bug_med</text:p>
          </table:table-cell>
          <table:table-cell table:style-name="ce11" table:formula="of:=[.C49]" office:value-type="float" office:value="2500">
            <text:p>2500</text:p>
          </table:table-cell>
          <table:table-cell table:style-name="ce11" table:formula="of:=[.D4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0]=[.N49];[.G49];[.G49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4]" office:value-type="float" office:value="1">
            <text:p>1</text:p>
          </table:table-cell>
          <table:table-cell table:style-name="ce11" table:number-columns-repeated="2"/>
          <table:table-cell table:style-name="ce12" table:formula="of:=[.N44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5]" office:value-type="string" office:string-value="bug_big">
            <text:p>bug_big</text:p>
          </table:table-cell>
          <table:table-cell table:style-name="ce11" table:formula="of:=[.C50]" office:value-type="float" office:value="2500">
            <text:p>2500</text:p>
          </table:table-cell>
          <table:table-cell table:style-name="ce11" table:formula="of:=[.D5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1]=[.N50];[.G50];[.G50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5]" office:value-type="float" office:value="1">
            <text:p>1</text:p>
          </table:table-cell>
          <table:table-cell table:style-name="ce11" table:number-columns-repeated="2"/>
          <table:table-cell table:style-name="ce12" table:formula="of:=[.N45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6]" office:value-type="string" office:string-value="bug_big">
            <text:p>bug_big</text:p>
          </table:table-cell>
          <table:table-cell table:style-name="ce11" table:formula="of:=[.C51]" office:value-type="float" office:value="2500">
            <text:p>2500</text:p>
          </table:table-cell>
          <table:table-cell table:style-name="ce11" table:formula="of:=[.D5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2]=[.N51];[.G51];[.G51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6]" office:value-type="float" office:value="2">
            <text:p>2</text:p>
          </table:table-cell>
          <table:table-cell table:style-name="ce11" table:number-columns-repeated="2"/>
          <table:table-cell table:style-name="ce12" table:formula="of:=[.N46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7]" office:value-type="string" office:string-value="bug_big">
            <text:p>bug_big</text:p>
          </table:table-cell>
          <table:table-cell table:style-name="ce11" table:formula="of:=[.C52]" office:value-type="float" office:value="2500">
            <text:p>2500</text:p>
          </table:table-cell>
          <table:table-cell table:style-name="ce11" table:formula="of:=[.D5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3]=[.N52];[.G52];[.G52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7]" office:value-type="float" office:value="2">
            <text:p>2</text:p>
          </table:table-cell>
          <table:table-cell table:style-name="ce12" table:number-columns-repeated="2"/>
          <table:table-cell table:style-name="ce12" table:formula="of:=[.N47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8]" office:value-type="string" office:string-value="bug_big">
            <text:p>bug_big</text:p>
          </table:table-cell>
          <table:table-cell table:style-name="ce11" table:formula="of:=[.C53]" office:value-type="float" office:value="2500">
            <text:p>2500</text:p>
          </table:table-cell>
          <table:table-cell table:style-name="ce11" table:formula="of:=[.D5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4]=[.N53];[.G53];[.G53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8]" office:value-type="float" office:value="3">
            <text:p>3</text:p>
          </table:table-cell>
          <table:table-cell table:style-name="ce12" table:number-columns-repeated="2"/>
          <table:table-cell table:style-name="ce12" table:formula="of:=[.N48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9]" office:value-type="string" office:string-value="bug_big">
            <text:p>bug_big</text:p>
          </table:table-cell>
          <table:table-cell table:style-name="ce11" table:formula="of:=[.C54]" office:value-type="float" office:value="2500">
            <text:p>2500</text:p>
          </table:table-cell>
          <table:table-cell table:style-name="ce11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5]=[.N54];[.G54];[.G54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9]" office:value-type="float" office:value="4">
            <text:p>4</text:p>
          </table:table-cell>
          <table:table-cell table:style-name="ce12" table:number-columns-repeated="2"/>
          <table:table-cell table:style-name="ce12" table:formula="of:=[.N49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0]" office:value-type="string" office:string-value="bug_med">
            <text:p>bug_med</text:p>
          </table:table-cell>
          <table:table-cell table:style-name="ce11" table:formula="of:=[.C55]" office:value-type="float" office:value="2500">
            <text:p>2500</text:p>
          </table:table-cell>
          <table:table-cell table:style-name="ce11" table:formula="of:=[.D5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6]=[.N55];[.G55];[.G55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0]" office:value-type="float" office:value="1">
            <text:p>1</text:p>
          </table:table-cell>
          <table:table-cell table:style-name="ce12" table:number-columns-repeated="2"/>
          <table:table-cell table:style-name="ce12" table:formula="of:=[.N50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1]" office:value-type="string" office:string-value="bug_big">
            <text:p>bug_big</text:p>
          </table:table-cell>
          <table:table-cell table:style-name="ce11" table:formula="of:=[.C56]" office:value-type="float" office:value="2500">
            <text:p>2500</text:p>
          </table:table-cell>
          <table:table-cell table:style-name="ce11" table:formula="of:=[.D5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7]=[.N56];[.G56];[.G56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1]" office:value-type="float" office:value="1">
            <text:p>1</text:p>
          </table:table-cell>
          <table:table-cell table:style-name="ce12" table:number-columns-repeated="2"/>
          <table:table-cell table:style-name="ce12" table:formula="of:=[.N51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2]" office:value-type="string" office:string-value="bug_big">
            <text:p>bug_big</text:p>
          </table:table-cell>
          <table:table-cell table:style-name="ce11" table:formula="of:=[.C57]" office:value-type="float" office:value="2500">
            <text:p>2500</text:p>
          </table:table-cell>
          <table:table-cell table:style-name="ce11" table:formula="of:=[.D5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8]=[.N57];[.G57];[.G57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2]" office:value-type="float" office:value="2">
            <text:p>2</text:p>
          </table:table-cell>
          <table:table-cell table:style-name="ce12" table:number-columns-repeated="2"/>
          <table:table-cell table:style-name="ce12" table:formula="of:=[.N52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3]" office:value-type="string" office:string-value="bug_big">
            <text:p>bug_big</text:p>
          </table:table-cell>
          <table:table-cell table:style-name="ce11" table:formula="of:=[.C58]" office:value-type="float" office:value="2500">
            <text:p>2500</text:p>
          </table:table-cell>
          <table:table-cell table:style-name="ce11" table:formula="of:=[.D5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9]=[.N58];[.G58];[.G58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3]" office:value-type="float" office:value="2">
            <text:p>2</text:p>
          </table:table-cell>
          <table:table-cell table:style-name="ce12" table:number-columns-repeated="2"/>
          <table:table-cell table:style-name="ce12" table:formula="of:=[.N53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4]" office:value-type="string" office:string-value="bug_big">
            <text:p>bug_big</text:p>
          </table:table-cell>
          <table:table-cell table:style-name="ce11" table:formula="of:=[.C59]" office:value-type="float" office:value="2500">
            <text:p>2500</text:p>
          </table:table-cell>
          <table:table-cell table:style-name="ce11" table:formula="of:=[.D5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0]=[.N59];[.G59];[.G59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4]" office:value-type="float" office:value="3">
            <text:p>3</text:p>
          </table:table-cell>
          <table:table-cell table:style-name="ce12" table:number-columns-repeated="2"/>
          <table:table-cell table:style-name="ce12" table:formula="of:=[.N54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55]" office:value-type="string" office:string-value="bug_big">
            <text:p>bug_big</text:p>
          </table:table-cell>
          <table:table-cell table:style-name="ce11" table:formula="of:=[.C60]" office:value-type="float" office:value="2500">
            <text:p>2500</text:p>
          </table:table-cell>
          <table:table-cell table:style-name="ce11" table:formula="of:=[.D6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1]=[.N60];[.G60];[.G60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5]" office:value-type="float" office:value="4">
            <text:p>4</text:p>
          </table:table-cell>
          <table:table-cell table:style-name="ce12" table:number-columns-repeated="2"/>
          <table:table-cell table:style-name="ce12" table:formula="of:=[.N55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6]" office:value-type="string" office:string-value="bug_med">
            <text:p>bug_med</text:p>
          </table:table-cell>
          <table:table-cell table:style-name="ce11" table:formula="of:=[.C61]" office:value-type="float" office:value="2500">
            <text:p>2500</text:p>
          </table:table-cell>
          <table:table-cell table:style-name="ce11" table:formula="of:=[.D6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2]=[.N61];[.G61];[.G61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6]" office:value-type="float" office:value="1">
            <text:p>1</text:p>
          </table:table-cell>
          <table:table-cell table:style-name="ce11" table:number-columns-repeated="2"/>
          <table:table-cell table:style-name="ce12" table:formula="of:=[.N56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7]" office:value-type="string" office:string-value="bug_big">
            <text:p>bug_big</text:p>
          </table:table-cell>
          <table:table-cell table:style-name="ce11" table:formula="of:=[.C62]" office:value-type="float" office:value="2500">
            <text:p>2500</text:p>
          </table:table-cell>
          <table:table-cell table:style-name="ce11" table:formula="of:=[.D6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3]=[.N62];[.G62];[.G62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7]" office:value-type="float" office:value="1">
            <text:p>1</text:p>
          </table:table-cell>
          <table:table-cell table:style-name="ce11" table:number-columns-repeated="2"/>
          <table:table-cell table:style-name="ce12" table:formula="of:=[.N57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8]" office:value-type="string" office:string-value="bug_big">
            <text:p>bug_big</text:p>
          </table:table-cell>
          <table:table-cell table:style-name="ce11" table:formula="of:=[.C63]" office:value-type="float" office:value="2500">
            <text:p>250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4]=[.N63];[.G63];[.G63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8]" office:value-type="float" office:value="2">
            <text:p>2</text:p>
          </table:table-cell>
          <table:table-cell table:style-name="ce11" table:number-columns-repeated="2"/>
          <table:table-cell table:style-name="ce12" table:formula="of:=[.N58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9]" office:value-type="string" office:string-value="bug_big">
            <text:p>bug_big</text:p>
          </table:table-cell>
          <table:table-cell table:style-name="ce11" table:formula="of:=[.C64]" office:value-type="float" office:value="2500">
            <text:p>2500</text:p>
          </table:table-cell>
          <table:table-cell table:style-name="ce11" table:formula="of:=[.D6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5]=[.N64];[.G64];[.G64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9]" office:value-type="float" office:value="2">
            <text:p>2</text:p>
          </table:table-cell>
          <table:table-cell table:style-name="ce11" table:number-columns-repeated="2"/>
          <table:table-cell table:style-name="ce12" table:formula="of:=[.N59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0]" office:value-type="string" office:string-value="bug_big">
            <text:p>bug_big</text:p>
          </table:table-cell>
          <table:table-cell table:style-name="ce11" table:formula="of:=[.C65]" office:value-type="float" office:value="2500">
            <text:p>2500</text:p>
          </table:table-cell>
          <table:table-cell table:style-name="ce11" table:formula="of:=[.D6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6]=[.N65];[.G65];[.G65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0]" office:value-type="float" office:value="3">
            <text:p>3</text:p>
          </table:table-cell>
          <table:table-cell table:style-name="ce11" table:number-columns-repeated="2"/>
          <table:table-cell table:style-name="ce12" table:formula="of:=[.N60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1]" office:value-type="string" office:string-value="bug_big">
            <text:p>bug_big</text:p>
          </table:table-cell>
          <table:table-cell table:style-name="ce11" table:formula="of:=[.C66]" office:value-type="float" office:value="2500">
            <text:p>2500</text:p>
          </table:table-cell>
          <table:table-cell table:style-name="ce11" table:formula="of:=[.D6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7]=[.N66];[.G66];[.G66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1]" office:value-type="float" office:value="4">
            <text:p>4</text:p>
          </table:table-cell>
          <table:table-cell table:style-name="ce11" table:number-columns-repeated="2"/>
          <table:table-cell table:style-name="ce12" table:formula="of:=[.N61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2]" office:value-type="string" office:string-value="bug_med">
            <text:p>bug_med</text:p>
          </table:table-cell>
          <table:table-cell table:style-name="ce11" table:formula="of:=[.C67]" office:value-type="float" office:value="2500">
            <text:p>2500</text:p>
          </table:table-cell>
          <table:table-cell table:style-name="ce11" table:formula="of:=[.D6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8]=[.N67];[.G67];[.G67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2]" office:value-type="float" office:value="1">
            <text:p>1</text:p>
          </table:table-cell>
          <table:table-cell table:style-name="ce11" table:number-columns-repeated="2"/>
          <table:table-cell table:style-name="ce12" table:formula="of:=[.N62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3]" office:value-type="string" office:string-value="bug_big">
            <text:p>bug_big</text:p>
          </table:table-cell>
          <table:table-cell table:style-name="ce11" table:formula="of:=[.C68]" office:value-type="float" office:value="2500">
            <text:p>2500</text:p>
          </table:table-cell>
          <table:table-cell table:style-name="ce11" table:formula="of:=[.D6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9]=[.N68];[.G68];[.G68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3]" office:value-type="float" office:value="1">
            <text:p>1</text:p>
          </table:table-cell>
          <table:table-cell table:style-name="ce11" table:number-columns-repeated="2"/>
          <table:table-cell table:style-name="ce12" table:formula="of:=[.N63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4]" office:value-type="string" office:string-value="bug_big">
            <text:p>bug_big</text:p>
          </table:table-cell>
          <table:table-cell table:style-name="ce11" table:formula="of:=[.C69]" office:value-type="float" office:value="2500">
            <text:p>2500</text:p>
          </table:table-cell>
          <table:table-cell table:style-name="ce11" table:formula="of:=[.D6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0]=[.N69];[.G69];[.G69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4]" office:value-type="float" office:value="2">
            <text:p>2</text:p>
          </table:table-cell>
          <table:table-cell table:style-name="ce11" table:number-columns-repeated="2"/>
          <table:table-cell table:style-name="ce12" table:formula="of:=[.N64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5]" office:value-type="string" office:string-value="bug_big">
            <text:p>bug_big</text:p>
          </table:table-cell>
          <table:table-cell table:style-name="ce11" table:formula="of:=[.C70]" office:value-type="float" office:value="2500">
            <text:p>2500</text:p>
          </table:table-cell>
          <table:table-cell table:style-name="ce11" table:formula="of:=[.D7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1]=[.N70];[.G70];[.G70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5]" office:value-type="float" office:value="2">
            <text:p>2</text:p>
          </table:table-cell>
          <table:table-cell table:style-name="ce12" table:number-columns-repeated="2"/>
          <table:table-cell table:style-name="ce12" table:formula="of:=[.N65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6]" office:value-type="string" office:string-value="bug_big">
            <text:p>bug_big</text:p>
          </table:table-cell>
          <table:table-cell table:style-name="ce11" table:formula="of:=[.C71]" office:value-type="float" office:value="2500">
            <text:p>2500</text:p>
          </table:table-cell>
          <table:table-cell table:style-name="ce11" table:formula="of:=[.D7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2]=[.N71];[.G71];[.G71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6]" office:value-type="float" office:value="3">
            <text:p>3</text:p>
          </table:table-cell>
          <table:table-cell table:style-name="ce12" table:number-columns-repeated="2"/>
          <table:table-cell table:style-name="ce12" table:formula="of:=[.N66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7]" office:value-type="string" office:string-value="bug_big">
            <text:p>bug_big</text:p>
          </table:table-cell>
          <table:table-cell table:style-name="ce11" table:formula="of:=[.C72]" office:value-type="float" office:value="2500">
            <text:p>2500</text:p>
          </table:table-cell>
          <table:table-cell table:style-name="ce11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3]=[.N72];[.G72];[.G72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7]" office:value-type="float" office:value="4">
            <text:p>4</text:p>
          </table:table-cell>
          <table:table-cell table:style-name="ce12" table:number-columns-repeated="2"/>
          <table:table-cell table:style-name="ce12" table:formula="of:=[.N67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8]" office:value-type="string" office:string-value="bug_med">
            <text:p>bug_med</text:p>
          </table:table-cell>
          <table:table-cell table:style-name="ce11" table:formula="of:=[.C73]" office:value-type="float" office:value="2500">
            <text:p>2500</text:p>
          </table:table-cell>
          <table:table-cell table:style-name="ce11" table:formula="of:=[.D7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4]=[.N73];[.G73];[.G73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8]" office:value-type="float" office:value="1">
            <text:p>1</text:p>
          </table:table-cell>
          <table:table-cell table:style-name="ce12" table:number-columns-repeated="2"/>
          <table:table-cell table:style-name="ce12" table:formula="of:=[.N68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9]" office:value-type="string" office:string-value="bug_big">
            <text:p>bug_big</text:p>
          </table:table-cell>
          <table:table-cell table:style-name="ce11" table:formula="of:=[.C74]" office:value-type="float" office:value="2500">
            <text:p>2500</text:p>
          </table:table-cell>
          <table:table-cell table:style-name="ce11" table:formula="of:=[.D7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5]=[.N74];[.G74];[.G74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9]" office:value-type="float" office:value="1">
            <text:p>1</text:p>
          </table:table-cell>
          <table:table-cell table:style-name="ce12" table:number-columns-repeated="2"/>
          <table:table-cell table:style-name="ce12" table:formula="of:=[.N69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0]" office:value-type="string" office:string-value="bug_big">
            <text:p>bug_big</text:p>
          </table:table-cell>
          <table:table-cell table:style-name="ce11" table:formula="of:=[.C75]" office:value-type="float" office:value="2500">
            <text:p>2500</text:p>
          </table:table-cell>
          <table:table-cell table:style-name="ce11" table:formula="of:=[.D7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6]=[.N75];[.G75];[.G75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0]" office:value-type="float" office:value="2">
            <text:p>2</text:p>
          </table:table-cell>
          <table:table-cell table:style-name="ce12" table:number-columns-repeated="2"/>
          <table:table-cell table:style-name="ce12" table:formula="of:=[.N70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1]" office:value-type="string" office:string-value="bug_big">
            <text:p>bug_big</text:p>
          </table:table-cell>
          <table:table-cell table:style-name="ce11" table:formula="of:=[.C76]" office:value-type="float" office:value="2500">
            <text:p>2500</text:p>
          </table:table-cell>
          <table:table-cell table:style-name="ce11" table:formula="of:=[.D7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7]=[.N76];[.G76];[.G76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1]" office:value-type="float" office:value="2">
            <text:p>2</text:p>
          </table:table-cell>
          <table:table-cell table:style-name="ce12" table:number-columns-repeated="2"/>
          <table:table-cell table:style-name="ce12" table:formula="of:=[.N71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2]" office:value-type="string" office:string-value="bug_big">
            <text:p>bug_big</text:p>
          </table:table-cell>
          <table:table-cell table:style-name="ce11" table:formula="of:=[.C77]" office:value-type="float" office:value="2500">
            <text:p>2500</text:p>
          </table:table-cell>
          <table:table-cell table:style-name="ce11" table:formula="of:=[.D7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8]=[.N77];[.G77];[.G77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2]" office:value-type="float" office:value="3">
            <text:p>3</text:p>
          </table:table-cell>
          <table:table-cell table:style-name="ce12" table:number-columns-repeated="2"/>
          <table:table-cell table:style-name="ce12" table:formula="of:=[.N72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3]" office:value-type="string" office:string-value="bug_big">
            <text:p>bug_big</text:p>
          </table:table-cell>
          <table:table-cell table:style-name="ce11" table:formula="of:=[.C78]" office:value-type="float" office:value="2500">
            <text:p>2500</text:p>
          </table:table-cell>
          <table:table-cell table:style-name="ce11" table:formula="of:=[.D7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9]=[.N78];[.G78];[.G78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3]" office:value-type="float" office:value="4">
            <text:p>4</text:p>
          </table:table-cell>
          <table:table-cell table:style-name="ce12" table:number-columns-repeated="2"/>
          <table:table-cell table:style-name="ce12" table:formula="of:=[.N73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4]" office:value-type="string" office:string-value="bug_med">
            <text:p>bug_med</text:p>
          </table:table-cell>
          <table:table-cell table:style-name="ce11" table:formula="of:=[.C79]" office:value-type="float" office:value="2500">
            <text:p>2500</text:p>
          </table:table-cell>
          <table:table-cell table:style-name="ce11" table:formula="of:=[.D7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0]=[.N79];[.G79];[.G79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4]" office:value-type="float" office:value="1">
            <text:p>1</text:p>
          </table:table-cell>
          <table:table-cell table:style-name="ce11" table:number-columns-repeated="2"/>
          <table:table-cell table:style-name="ce12" table:formula="of:=[.N74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5]" office:value-type="string" office:string-value="bug_big">
            <text:p>bug_big</text:p>
          </table:table-cell>
          <table:table-cell table:style-name="ce11" table:formula="of:=[.C80]" office:value-type="float" office:value="2500">
            <text:p>2500</text:p>
          </table:table-cell>
          <table:table-cell table:style-name="ce11" table:formula="of:=[.D8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1]=[.N80];[.G80];[.G80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5]" office:value-type="float" office:value="1">
            <text:p>1</text:p>
          </table:table-cell>
          <table:table-cell table:style-name="ce11" table:number-columns-repeated="2"/>
          <table:table-cell table:style-name="ce12" table:formula="of:=[.N75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6]" office:value-type="string" office:string-value="bug_big">
            <text:p>bug_big</text:p>
          </table:table-cell>
          <table:table-cell table:style-name="ce11" table:formula="of:=[.C81]" office:value-type="float" office:value="2500">
            <text:p>250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2]=[.N81];[.G81];[.G81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6]" office:value-type="float" office:value="2">
            <text:p>2</text:p>
          </table:table-cell>
          <table:table-cell table:style-name="ce11" table:number-columns-repeated="2"/>
          <table:table-cell table:style-name="ce12" table:formula="of:=[.N76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7]" office:value-type="string" office:string-value="bug_big">
            <text:p>bug_big</text:p>
          </table:table-cell>
          <table:table-cell table:style-name="ce11" table:formula="of:=[.C82]" office:value-type="float" office:value="2500">
            <text:p>2500</text:p>
          </table:table-cell>
          <table:table-cell table:style-name="ce11" table:formula="of:=[.D8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3]=[.N82];[.G82];[.G82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7]" office:value-type="float" office:value="2">
            <text:p>2</text:p>
          </table:table-cell>
          <table:table-cell table:style-name="ce11" table:number-columns-repeated="2"/>
          <table:table-cell table:style-name="ce12" table:formula="of:=[.N77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8]" office:value-type="string" office:string-value="bug_big">
            <text:p>bug_big</text:p>
          </table:table-cell>
          <table:table-cell table:style-name="ce11" table:formula="of:=[.C83]" office:value-type="float" office:value="2500">
            <text:p>2500</text:p>
          </table:table-cell>
          <table:table-cell table:style-name="ce11" table:formula="of:=[.D8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4]=[.N83];[.G83];[.G83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8]" office:value-type="float" office:value="3">
            <text:p>3</text:p>
          </table:table-cell>
          <table:table-cell table:style-name="ce11" table:number-columns-repeated="2"/>
          <table:table-cell table:style-name="ce12" table:formula="of:=[.N78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9]" office:value-type="string" office:string-value="bug_big">
            <text:p>bug_big</text:p>
          </table:table-cell>
          <table:table-cell table:style-name="ce11" table:formula="of:=[.C84]" office:value-type="float" office:value="2500">
            <text:p>2500</text:p>
          </table:table-cell>
          <table:table-cell table:style-name="ce11" table:formula="of:=[.D8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5]=[.N84];[.G84];[.G84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9]" office:value-type="float" office:value="4">
            <text:p>4</text:p>
          </table:table-cell>
          <table:table-cell table:style-name="ce11" table:number-columns-repeated="2"/>
          <table:table-cell table:style-name="ce12" table:formula="of:=[.N79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0]" office:value-type="string" office:string-value="bug_med">
            <text:p>bug_med</text:p>
          </table:table-cell>
          <table:table-cell table:style-name="ce11" table:formula="of:=[.C85]" office:value-type="float" office:value="2500">
            <text:p>2500</text:p>
          </table:table-cell>
          <table:table-cell table:style-name="ce11" table:formula="of:=[.D8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6]=[.N85];[.G85];[.G85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0]" office:value-type="float" office:value="1">
            <text:p>1</text:p>
          </table:table-cell>
          <table:table-cell table:style-name="ce12" table:number-columns-repeated="2"/>
          <table:table-cell table:style-name="ce12" table:formula="of:=[.N80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1]" office:value-type="string" office:string-value="bug_big">
            <text:p>bug_big</text:p>
          </table:table-cell>
          <table:table-cell table:style-name="ce11" table:formula="of:=[.C86]" office:value-type="float" office:value="2500">
            <text:p>2500</text:p>
          </table:table-cell>
          <table:table-cell table:style-name="ce11" table:formula="of:=[.D8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7]=[.N86];[.G86];[.G86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1]" office:value-type="float" office:value="1">
            <text:p>1</text:p>
          </table:table-cell>
          <table:table-cell table:style-name="ce12" table:number-columns-repeated="2"/>
          <table:table-cell table:style-name="ce12" table:formula="of:=[.N81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2]" office:value-type="string" office:string-value="bug_big">
            <text:p>bug_big</text:p>
          </table:table-cell>
          <table:table-cell table:style-name="ce11" table:formula="of:=[.C87]" office:value-type="float" office:value="2500">
            <text:p>2500</text:p>
          </table:table-cell>
          <table:table-cell table:style-name="ce11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8]=[.N87];[.G87];[.G87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2]" office:value-type="float" office:value="2">
            <text:p>2</text:p>
          </table:table-cell>
          <table:table-cell table:style-name="ce12" table:number-columns-repeated="2"/>
          <table:table-cell table:style-name="ce12" table:formula="of:=[.N82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3]" office:value-type="string" office:string-value="bug_big">
            <text:p>bug_big</text:p>
          </table:table-cell>
          <table:table-cell table:style-name="ce11" table:formula="of:=[.C88]" office:value-type="float" office:value="2500">
            <text:p>2500</text:p>
          </table:table-cell>
          <table:table-cell table:style-name="ce11" table:formula="of:=[.D8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9]=[.N88];[.G88];[.G88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3]" office:value-type="float" office:value="2">
            <text:p>2</text:p>
          </table:table-cell>
          <table:table-cell table:style-name="ce12" table:number-columns-repeated="2"/>
          <table:table-cell table:style-name="ce12" table:formula="of:=[.N83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84]" office:value-type="string" office:string-value="bug_big">
            <text:p>bug_big</text:p>
          </table:table-cell>
          <table:table-cell table:style-name="ce11" table:formula="of:=[.C89]" office:value-type="float" office:value="2500">
            <text:p>2500</text:p>
          </table:table-cell>
          <table:table-cell table:style-name="ce11" table:formula="of:=[.D8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0]=[.N89];[.G89];[.G89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4]" office:value-type="float" office:value="3">
            <text:p>3</text:p>
          </table:table-cell>
          <table:table-cell table:style-name="ce12" table:number-columns-repeated="2"/>
          <table:table-cell table:style-name="ce12" table:formula="of:=[.N84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85]" office:value-type="string" office:string-value="bug_big">
            <text:p>bug_big</text:p>
          </table:table-cell>
          <table:table-cell table:style-name="ce11" table:formula="of:=[.C90]" office:value-type="float" office:value="2500">
            <text:p>2500</text:p>
          </table:table-cell>
          <table:table-cell table:style-name="ce11" table:formula="of:=[.D9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1]=[.N90];[.G90];[.G90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5]" office:value-type="float" office:value="4">
            <text:p>4</text:p>
          </table:table-cell>
          <table:table-cell table:style-name="ce12" table:number-columns-repeated="2"/>
          <table:table-cell table:style-name="ce12" table:formula="of:=[.N85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6]" office:value-type="string" office:string-value="bug_med">
            <text:p>bug_med</text:p>
          </table:table-cell>
          <table:table-cell table:style-name="ce11" table:formula="of:=[.C91]" office:value-type="float" office:value="2500">
            <text:p>2500</text:p>
          </table:table-cell>
          <table:table-cell table:style-name="ce11" table:formula="of:=[.D9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2]=[.N91];[.G91];[.G91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6]" office:value-type="float" office:value="1">
            <text:p>1</text:p>
          </table:table-cell>
          <table:table-cell table:style-name="ce11" table:number-columns-repeated="2"/>
          <table:table-cell table:style-name="ce12" table:formula="of:=[.N86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7]" office:value-type="string" office:string-value="bug_big">
            <text:p>bug_big</text:p>
          </table:table-cell>
          <table:table-cell table:style-name="ce11" table:formula="of:=[.C92]" office:value-type="float" office:value="2500">
            <text:p>2500</text:p>
          </table:table-cell>
          <table:table-cell table:style-name="ce11" table:formula="of:=[.D9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3]=[.N92];[.G92];[.G92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7]" office:value-type="float" office:value="1">
            <text:p>1</text:p>
          </table:table-cell>
          <table:table-cell table:style-name="ce11" table:number-columns-repeated="2"/>
          <table:table-cell table:style-name="ce12" table:formula="of:=[.N87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8]" office:value-type="string" office:string-value="bug_big">
            <text:p>bug_big</text:p>
          </table:table-cell>
          <table:table-cell table:style-name="ce11" table:formula="of:=[.C93]" office:value-type="float" office:value="2500">
            <text:p>250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4]=[.N93];[.G93];[.G93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8]" office:value-type="float" office:value="2">
            <text:p>2</text:p>
          </table:table-cell>
          <table:table-cell table:style-name="ce11" table:number-columns-repeated="2"/>
          <table:table-cell table:style-name="ce12" table:formula="of:=[.N88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9]" office:value-type="string" office:string-value="bug_big">
            <text:p>bug_big</text:p>
          </table:table-cell>
          <table:table-cell table:style-name="ce11" table:formula="of:=[.C94]" office:value-type="float" office:value="2500">
            <text:p>2500</text:p>
          </table:table-cell>
          <table:table-cell table:style-name="ce11" table:formula="of:=[.D9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5]=[.N94];[.G94];[.G94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9]" office:value-type="float" office:value="2">
            <text:p>2</text:p>
          </table:table-cell>
          <table:table-cell table:style-name="ce11" table:number-columns-repeated="2"/>
          <table:table-cell table:style-name="ce12" table:formula="of:=[.N89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0]" office:value-type="string" office:string-value="bug_big">
            <text:p>bug_big</text:p>
          </table:table-cell>
          <table:table-cell table:style-name="ce11" table:formula="of:=[.C95]" office:value-type="float" office:value="2500">
            <text:p>2500</text:p>
          </table:table-cell>
          <table:table-cell table:style-name="ce11" table:formula="of:=[.D9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6]=[.N95];[.G95];[.G95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0]" office:value-type="float" office:value="3">
            <text:p>3</text:p>
          </table:table-cell>
          <table:table-cell table:style-name="ce11" table:number-columns-repeated="2"/>
          <table:table-cell table:style-name="ce12" table:formula="of:=[.N90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1]" office:value-type="string" office:string-value="bug_big">
            <text:p>bug_big</text:p>
          </table:table-cell>
          <table:table-cell table:style-name="ce11" table:formula="of:=[.C96]" office:value-type="float" office:value="2500">
            <text:p>2500</text:p>
          </table:table-cell>
          <table:table-cell table:style-name="ce11" table:formula="of:=[.D9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7]=[.N96];[.G96];[.G96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1]" office:value-type="float" office:value="4">
            <text:p>4</text:p>
          </table:table-cell>
          <table:table-cell table:style-name="ce11" table:number-columns-repeated="2"/>
          <table:table-cell table:style-name="ce12" table:formula="of:=[.N91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2]" office:value-type="string" office:string-value="bug_med">
            <text:p>bug_med</text:p>
          </table:table-cell>
          <table:table-cell table:style-name="ce11" table:formula="of:=[.C97]" office:value-type="float" office:value="2500">
            <text:p>2500</text:p>
          </table:table-cell>
          <table:table-cell table:style-name="ce11" table:formula="of:=[.D9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8]=[.N97];[.G97];[.G97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2]" office:value-type="float" office:value="1">
            <text:p>1</text:p>
          </table:table-cell>
          <table:table-cell table:style-name="ce12" table:number-columns-repeated="2"/>
          <table:table-cell table:style-name="ce12" table:formula="of:=[.N92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3]" office:value-type="string" office:string-value="bug_big">
            <text:p>bug_big</text:p>
          </table:table-cell>
          <table:table-cell table:style-name="ce11" table:formula="of:=[.C98]" office:value-type="float" office:value="2500">
            <text:p>2500</text:p>
          </table:table-cell>
          <table:table-cell table:style-name="ce11" table:formula="of:=[.D9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9]=[.N98];[.G98];[.G98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3]" office:value-type="float" office:value="1">
            <text:p>1</text:p>
          </table:table-cell>
          <table:table-cell table:style-name="ce12" table:number-columns-repeated="2"/>
          <table:table-cell table:style-name="ce12" table:formula="of:=[.N93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4]" office:value-type="string" office:string-value="bug_big">
            <text:p>bug_big</text:p>
          </table:table-cell>
          <table:table-cell table:style-name="ce11" table:formula="of:=[.C99]" office:value-type="float" office:value="2500">
            <text:p>2500</text:p>
          </table:table-cell>
          <table:table-cell table:style-name="ce11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0]=[.N99];[.G99];[.G99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4]" office:value-type="float" office:value="2">
            <text:p>2</text:p>
          </table:table-cell>
          <table:table-cell table:style-name="ce12" table:number-columns-repeated="2"/>
          <table:table-cell table:style-name="ce12" table:formula="of:=[.N94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5]" office:value-type="string" office:string-value="bug_big">
            <text:p>bug_big</text:p>
          </table:table-cell>
          <table:table-cell table:style-name="ce11" table:formula="of:=[.C100]" office:value-type="float" office:value="2500">
            <text:p>2500</text:p>
          </table:table-cell>
          <table:table-cell table:style-name="ce11" table:formula="of:=[.D10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1]=[.N100];[.G100];[.G100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5]" office:value-type="float" office:value="2">
            <text:p>2</text:p>
          </table:table-cell>
          <table:table-cell table:style-name="ce12" table:number-columns-repeated="2"/>
          <table:table-cell table:style-name="ce12" table:formula="of:=[.N95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6]" office:value-type="string" office:string-value="bug_big">
            <text:p>bug_big</text:p>
          </table:table-cell>
          <table:table-cell table:style-name="ce11" table:formula="of:=[.C101]" office:value-type="float" office:value="2500">
            <text:p>2500</text:p>
          </table:table-cell>
          <table:table-cell table:style-name="ce11" table:formula="of:=[.D10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2]=[.N101];[.G101];[.G101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6]" office:value-type="float" office:value="3">
            <text:p>3</text:p>
          </table:table-cell>
          <table:table-cell table:style-name="ce12" table:number-columns-repeated="2"/>
          <table:table-cell table:style-name="ce12" table:formula="of:=[.N96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7]" office:value-type="string" office:string-value="bug_big">
            <text:p>bug_big</text:p>
          </table:table-cell>
          <table:table-cell table:style-name="ce11" table:formula="of:=[.C102]" office:value-type="float" office:value="2500">
            <text:p>2500</text:p>
          </table:table-cell>
          <table:table-cell table:style-name="ce11" table:formula="of:=[.D10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3]=[.N102];[.G102];[.G102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7]" office:value-type="float" office:value="4">
            <text:p>4</text:p>
          </table:table-cell>
          <table:table-cell table:style-name="ce12" table:number-columns-repeated="2"/>
          <table:table-cell table:style-name="ce12" table:formula="of:=[.N97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103]" office:value-type="float" office:value="2500">
            <text:p>2500</text:p>
          </table:table-cell>
          <table:table-cell table:style-name="ce11" table:formula="of:=[.D10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4]=[.N103];[.G103];[.G10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8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9]" office:value-type="string" office:string-value="bug_big">
            <text:p>bug_big</text:p>
          </table:table-cell>
          <table:table-cell table:style-name="ce11" table:formula="of:=[.C104]" office:value-type="float" office:value="2500">
            <text:p>2500</text:p>
          </table:table-cell>
          <table:table-cell table:style-name="ce11" table:formula="of:=[.D10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5]=[.N104];[.G104];[.G10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9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0]" office:value-type="string" office:string-value="bug_big">
            <text:p>bug_big</text:p>
          </table:table-cell>
          <table:table-cell table:style-name="ce11" table:formula="of:=[.C105]" office:value-type="float" office:value="2500">
            <text:p>2500</text:p>
          </table:table-cell>
          <table:table-cell table:style-name="ce11" table:formula="of:=[.D10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6]=[.N105];[.G105];[.G105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00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1]" office:value-type="string" office:string-value="bug_big">
            <text:p>bug_big</text:p>
          </table:table-cell>
          <table:table-cell table:style-name="ce11" table:formula="of:=[.C106]" office:value-type="float" office:value="2500">
            <text:p>2500</text:p>
          </table:table-cell>
          <table:table-cell table:style-name="ce11" table:formula="of:=[.D10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7]=[.N106];[.G106];[.G106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1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2]" office:value-type="string" office:string-value="bug_big">
            <text:p>bug_big</text:p>
          </table:table-cell>
          <table:table-cell table:style-name="ce11" table:formula="of:=[.C107]" office:value-type="float" office:value="2500">
            <text:p>2500</text:p>
          </table:table-cell>
          <table:table-cell table:style-name="ce11" table:formula="of:=[.D10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8]=[.N107];[.G107];[.G107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2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3]" office:value-type="string" office:string-value="bug_big">
            <text:p>bug_big</text:p>
          </table:table-cell>
          <table:table-cell table:style-name="ce11" table:formula="of:=[.C108]" office:value-type="float" office:value="2500">
            <text:p>250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9]=[.N108];[.G108];[.G108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3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4]" office:value-type="string" office:string-value="bug_big">
            <text:p>bug_big</text:p>
          </table:table-cell>
          <table:table-cell table:style-name="ce11" table:formula="of:=[.C109]" office:value-type="float" office:value="2500">
            <text:p>2500</text:p>
          </table:table-cell>
          <table:table-cell table:style-name="ce11" table:formula="of:=[.D10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[.G109]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4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5]" office:value-type="string" office:string-value="bug_big">
            <text:p>bug_big</text:p>
          </table:table-cell>
          <table:table-cell table:style-name="ce11" table:formula="of:=[.C110]" office:value-type="float" office:value="2500">
            <text:p>2500</text:p>
          </table:table-cell>
          <table:table-cell table:style-name="ce11" table:formula="of:=[.D11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1]=[.N110];[.G110];[.G110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5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6]" office:value-type="string" office:string-value="bug_big">
            <text:p>bug_big</text:p>
          </table:table-cell>
          <table:table-cell table:style-name="ce11" table:formula="of:=[.C111]" office:value-type="float" office:value="2500">
            <text:p>2500</text:p>
          </table:table-cell>
          <table:table-cell table:style-name="ce11" table:formula="of:=[.D11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2]=[.N111];[.G111];[.G111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6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7]" office:value-type="string" office:string-value="bug_big">
            <text:p>bug_big</text:p>
          </table:table-cell>
          <table:table-cell table:style-name="ce11" table:formula="of:=[.C112]" office:value-type="float" office:value="2500">
            <text:p>2500</text:p>
          </table:table-cell>
          <table:table-cell table:style-name="ce11" table:formula="of:=[.D11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3]=[.N112];[.G112];[.G112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7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8]" office:value-type="string" office:string-value="bug_big">
            <text:p>bug_big</text:p>
          </table:table-cell>
          <table:table-cell table:style-name="ce11" table:formula="of:=[.C113]" office:value-type="float" office:value="2500">
            <text:p>2500</text:p>
          </table:table-cell>
          <table:table-cell table:style-name="ce11" table:formula="of:=[.D1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4]=[.N113];[.G113];[.G113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8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9]" office:value-type="string" office:string-value="bug_big">
            <text:p>bug_big</text:p>
          </table:table-cell>
          <table:table-cell table:style-name="ce11" table:formula="of:=[.C114]" office:value-type="float" office:value="2500">
            <text:p>2500</text:p>
          </table:table-cell>
          <table:table-cell table:style-name="ce11" table:formula="of:=[.D1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5]=[.N114];[.G114];[.G114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9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larva</text:p>
          </table:table-cell>
          <table:table-cell table:style-name="ce11" table:formula="of:=[.C115]" office:value-type="float" office:value="2500">
            <text:p>2500</text:p>
          </table:table-cell>
          <table:table-cell table:style-name="ce11" table:formula="of:=[.D11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5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0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6]" office:value-type="string" office:string-value="bug_larva">
            <text:p>bug_larva</text:p>
          </table:table-cell>
          <table:table-cell table:style-name="ce11" table:formula="of:=[.C116]" office:value-type="float" office:value="2500">
            <text:p>2500</text:p>
          </table:table-cell>
          <table:table-cell table:style-name="ce11" table:formula="of:=[.D11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7]=[.N116];[.G116];[.G11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1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7]" office:value-type="string" office:string-value="bug_larva">
            <text:p>bug_larva</text:p>
          </table:table-cell>
          <table:table-cell table:style-name="ce11" table:formula="of:=[.C117]" office:value-type="float" office:value="2500">
            <text:p>2500</text:p>
          </table:table-cell>
          <table:table-cell table:style-name="ce11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8]=[.N117];[.G117];[.G11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2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8]" office:value-type="string" office:string-value="bug_larva">
            <text:p>bug_larva</text:p>
          </table:table-cell>
          <table:table-cell table:style-name="ce11" table:formula="of:=[.C118]" office:value-type="float" office:value="2500">
            <text:p>2500</text:p>
          </table:table-cell>
          <table:table-cell table:style-name="ce11" table:formula="of:=[.D11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9]=[.N118];[.G118];[.G11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3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9]" office:value-type="string" office:string-value="bug_larva">
            <text:p>bug_larva</text:p>
          </table:table-cell>
          <table:table-cell table:style-name="ce11" table:formula="of:=[.C119]" office:value-type="float" office:value="2500">
            <text:p>2500</text:p>
          </table:table-cell>
          <table:table-cell table:style-name="ce11" table:formula="of:=[.D1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0]=[.N119];[.G119];[.G119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4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20]" office:value-type="string" office:string-value="bug_larva">
            <text:p>bug_larva</text:p>
          </table:table-cell>
          <table:table-cell table:style-name="ce11" table:formula="of:=[.C120]" office:value-type="float" office:value="2500">
            <text:p>2500</text:p>
          </table:table-cell>
          <table:table-cell table:style-name="ce11" table:formula="of:=[.D1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1]=[.N120];[.G120];[.G12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5]+1" office:value-type="float" office:value="20">
            <text:p>20</text:p>
          </table:table-cell>
          <table:table-cell table:style-name="ce12" table:number-columns-repeated="1010"/>
        </table:table-row>
        <table:table-row table:style-name="ro1" table:number-rows-repeated="2">
          <table:table-cell table:style-name="ce8"/>
          <table:table-cell table:style-name="ce12"/>
          <table:table-cell table:style-name="ce11"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1"/>
          <table:table-cell table:style-name="ce12" table:number-columns-repeated="1014"/>
        </table:table-row>
        <table:table-row table:style-name="ro1" table:number-rows-repeated="4">
          <table:table-cell table:style-name="ce8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 table:number-rows-repeated="5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7"/>
        <table:table-column table:style-name="co12" table:default-cell-style-name="ce17"/>
        <table:table-column table:style-name="co1" table:number-columns-repeated="6" table:default-cell-style-name="ce17"/>
        <table:table-column table:style-name="co8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2" table:default-cell-style-name="ce17"/>
        <table:table-column table:style-name="co1" table:number-columns-repeated="14" table:default-cell-style-name="ce17"/>
        <table:table-column table:style-name="co17" table:default-cell-style-name="ce17"/>
        <table:table-column table:style-name="co1" table:number-columns-repeated="31" table:default-cell-style-name="ce17"/>
        <table:table-column table:style-name="co1" table:number-columns-repeated="8" table:default-cell-style-name="ce19"/>
        <table:table-column table:style-name="co1" table:number-columns-repeated="956" table:default-cell-style-name="ce17"/>
        <table:table-row table:style-name="ro3">
          <table:table-cell table:style-name="ce15"/>
          <table:table-cell table:style-name="ce15" office:value-type="string">
            <text:p>name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facing</text:p>
          </table:table-cell>
          <table:table-cell table:style-name="ce15" office:value-type="string">
            <text:p>spawnRadius</text:p>
          </table:table-cell>
          <table:table-cell table:style-name="ce15" office:value-type="string">
            <text:p>delay</text:p>
          </table:table-cell>
          <table:table-cell table:style-name="ce15" office:value-type="string">
            <text:p>orbitalDrop</text:p>
          </table:table-cell>
          <table:table-cell table:style-name="ce15" office:value-type="string">
            <text:p>commands</text:p>
          </table:table-cell>
          <table:table-cell table:style-name="ce15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20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15" table:number-columns-repeated="44"/>
          <table:table-cell table:style-name="ce21" table:number-columns-repeated="8"/>
          <table:table-cell table:style-name="ce15" table:number-columns-repeated="956"/>
        </table:table-row>
        <table:table-row table:style-name="ro2">
          <table:table-cell table:style-name="ce1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11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table:style-name="ce1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M</text:p>
          </table:table-cell>
          <table:table-cell table:style-name="ce11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9"/>
          <table:table-cell office:value-type="string">
            <text:p>M</text:p>
          </table:table-cell>
          <table:table-cell table:style-name="ce11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11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78]+0.03" office:value-type="float" office:value="7.03">
            <text:p>7.03</text:p>
          </table:table-cell>
          <table:table-cell table:formula="of:=[.G79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79]+0.03" office:value-type="float" office:value="7.06">
            <text:p>7.06</text:p>
          </table:table-cell>
          <table:table-cell table:formula="of:=[.G80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80]+0.03" office:value-type="float" office:value="7.09">
            <text:p>7.09</text:p>
          </table:table-cell>
          <table:table-cell table:formula="of:=[.G81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81]+0.03" office:value-type="float" office:value="7.12">
            <text:p>7.12</text:p>
          </table:table-cell>
          <table:table-cell table:formula="of:=[.G82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82]+0.03" office:value-type="float" office:value="7.15">
            <text:p>7.15</text:p>
          </table:table-cell>
          <table:table-cell table:formula="of:=[.G83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4]+0.03" office:value-type="float" office:value="7.03">
            <text:p>7.03</text:p>
          </table:table-cell>
          <table:table-cell table:formula="of:=[.G85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5]+0.03" office:value-type="float" office:value="7.06">
            <text:p>7.06</text:p>
          </table:table-cell>
          <table:table-cell table:formula="of:=[.G86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86]+0.03" office:value-type="float" office:value="7.09">
            <text:p>7.09</text:p>
          </table:table-cell>
          <table:table-cell table:formula="of:=[.G87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7]+0.03" office:value-type="float" office:value="7.12">
            <text:p>7.12</text:p>
          </table:table-cell>
          <table:table-cell table:formula="of:=[.G88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8]+0.03" office:value-type="float" office:value="7.15">
            <text:p>7.15</text:p>
          </table:table-cell>
          <table:table-cell table:formula="of:=[.G89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style-name="ce19"/>
          <table:table-cell/>
          <table:table-cell table:style-name="Default" table:number-columns-repeated="2"/>
          <table:table-cell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office:value-type="float" office:value="8.6">
            <text:p>8.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table:formula="of:=[.N95]+0.05" office:value-type="float" office:value="8.65">
            <text:p>8.65</text:p>
          </table:table-cell>
          <table:table-cell table:formula="of:=[.G96]/60" office:value-type="float" office:value="10.0666666666667">
            <text:p>10.06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6]+0.05" office:value-type="float" office:value="8.7">
            <text:p>8.7</text:p>
          </table:table-cell>
          <table:table-cell table:formula="of:=[.G97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7]" office:value-type="float" office:value="8.7">
            <text:p>8.7</text:p>
          </table:table-cell>
          <table:table-cell table:formula="of:=[.G98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8]" office:value-type="float" office:value="8.7">
            <text:p>8.7</text:p>
          </table:table-cell>
          <table:table-cell table:formula="of:=[.G99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9]" office:value-type="float" office:value="8.7">
            <text:p>8.7</text:p>
          </table:table-cell>
          <table:table-cell table:formula="of:=[.G100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0]" office:value-type="float" office:value="8.7">
            <text:p>8.7</text:p>
          </table:table-cell>
          <table:table-cell table:formula="of:=[.G101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" office:value-type="float" office:value="8.7">
            <text:p>8.7</text:p>
          </table:table-cell>
          <table:table-cell table:formula="of:=[.G102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+0.05" office:value-type="float" office:value="8.75">
            <text:p>8.75</text:p>
          </table:table-cell>
          <table:table-cell table:formula="of:=[.G103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3]" office:value-type="float" office:value="8.75">
            <text:p>8.75</text:p>
          </table:table-cell>
          <table:table-cell table:formula="of:=[.G104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4]" office:value-type="float" office:value="8.75">
            <text:p>8.75</text:p>
          </table:table-cell>
          <table:table-cell table:formula="of:=[.G105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5]+0.05" office:value-type="float" office:value="8.8">
            <text:p>8.8</text:p>
          </table:table-cell>
          <table:table-cell table:formula="of:=[.G106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6]" office:value-type="float" office:value="8.8">
            <text:p>8.8</text:p>
          </table:table-cell>
          <table:table-cell table:formula="of:=[.G107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7]" office:value-type="float" office:value="8.8">
            <text:p>8.8</text:p>
          </table:table-cell>
          <table:table-cell table:formula="of:=[.G108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4">
          <table:table-cell table:style-name="ce1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1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26]" office:value-type="float" office:value="10">
            <text:p>10</text:p>
          </table:table-cell>
          <table:table-cell table:formula="of:=[.G12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27]" office:value-type="float" office:value="10">
            <text:p>10</text:p>
          </table:table-cell>
          <table:table-cell table:formula="of:=[.G12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2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3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30]" office:value-type="float" office:value="10">
            <text:p>10</text:p>
          </table:table-cell>
          <table:table-cell table:formula="of:=[.G13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31]" office:value-type="float" office:value="10">
            <text:p>10</text:p>
          </table:table-cell>
          <table:table-cell table:formula="of:=[.G13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32]" office:value-type="float" office:value="10">
            <text:p>10</text:p>
          </table:table-cell>
          <table:table-cell table:formula="of:=[.G13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132]" office:value-type="float" office:value="10">
            <text:p>10</text:p>
          </table:table-cell>
          <table:table-cell table:formula="of:=[.G13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4]" office:value-type="float" office:value="10">
            <text:p>10</text:p>
          </table:table-cell>
          <table:table-cell table:formula="of:=[.G13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5]" office:value-type="float" office:value="10">
            <text:p>10</text:p>
          </table:table-cell>
          <table:table-cell table:formula="of:=[.G13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8]" office:value-type="float" office:value="10">
            <text:p>10</text:p>
          </table:table-cell>
          <table:table-cell table:formula="of:=[.G13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9]" office:value-type="float" office:value="10">
            <text:p>10</text:p>
          </table:table-cell>
          <table:table-cell table:formula="of:=[.G14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40]" office:value-type="float" office:value="10">
            <text:p>10</text:p>
          </table:table-cell>
          <table:table-cell table:formula="of:=[.G14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number-columns-repeated="2"/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">
            <text:p>10</text:p>
          </table:table-cell>
          <table:table-cell table:formula="of:=[.G143]/60" office:value-type="float" office:value="11.75">
            <text:p>11.7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03">
            <text:p>10.03</text:p>
          </table:table-cell>
          <table:table-cell table:formula="of:=[.G144]/60" office:value-type="float" office:value="11.7833333333333">
            <text:p>11.7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25">
            <text:p>10.25</text:p>
          </table:table-cell>
          <table:table-cell table:formula="of:=[.G145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5]" office:value-type="float" office:value="10.25">
            <text:p>10.25</text:p>
          </table:table-cell>
          <table:table-cell table:formula="of:=[.G146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6]" office:value-type="float" office:value="10.25">
            <text:p>10.25</text:p>
          </table:table-cell>
          <table:table-cell table:formula="of:=[.G147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47]" office:value-type="float" office:value="10.25">
            <text:p>10.25</text:p>
          </table:table-cell>
          <table:table-cell table:formula="of:=[.G148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/>
          <table:table-cell office:value-type="float" office:value="4880">
            <text:p>4880</text:p>
          </table:table-cell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11" office:value-type="float" office:value="11.5">
            <text:p>11.5</text:p>
          </table:table-cell>
          <table:table-cell table:formula="of:=[.G150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0]" office:value-type="float" office:value="11.5">
            <text:p>11.5</text:p>
          </table:table-cell>
          <table:table-cell table:formula="of:=[.G151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1]" office:value-type="float" office:value="11.5">
            <text:p>11.5</text:p>
          </table:table-cell>
          <table:table-cell table:formula="of:=[.G152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152]" office:value-type="float" office:value="11.5">
            <text:p>11.5</text:p>
          </table:table-cell>
          <table:table-cell table:formula="of:=[.G153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53]" office:value-type="float" office:value="11.5">
            <text:p>11.5</text:p>
          </table:table-cell>
          <table:table-cell table:formula="of:=[.G154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4]" office:value-type="float" office:value="11.5">
            <text:p>11.5</text:p>
          </table:table-cell>
          <table:table-cell table:formula="of:=[.G155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5]" office:value-type="float" office:value="11.5">
            <text:p>11.5</text:p>
          </table:table-cell>
          <table:table-cell table:formula="of:=[.G156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6]" office:value-type="float" office:value="11.5">
            <text:p>11.5</text:p>
          </table:table-cell>
          <table:table-cell table:formula="of:=[.G157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7]" office:value-type="float" office:value="11.5">
            <text:p>11.5</text:p>
          </table:table-cell>
          <table:table-cell table:formula="of:=[.G158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8]" office:value-type="float" office:value="11.5">
            <text:p>11.5</text:p>
          </table:table-cell>
          <table:table-cell table:formula="of:=[.G159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_spawn" table:style-name="ta1" table:print="false"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row table:style-name="ro1">
          <table:table-cell office:value-type="string">
            <text:p>unit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facing</text:p>
          </table:table-cell>
          <table:table-cell table:number-columns-repeated="2"/>
        </table:table-row>
        <table:table-row table:style-name="ro1">
          <table:table-cell office:value-type="string">
            <text:p>converter</text:p>
          </table:table-cell>
          <table:table-cell office:value-type="float" office:value="4100">
            <text:p>4100</text:p>
          </table:table-cell>
          <table:table-cell office:value-type="float" office:value="7000">
            <text:p>700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2]&amp;&quot;', x = &quot;&amp;[.B2]&amp;&quot;, z = &quot;&amp;[.C2]&amp;&quot;, facing = &quot;&amp;[.D2]&amp;&quot;, },&quot;" office:value-type="string" office:string-value="{ name = 'converter', x = 4100, z = 7000, facing = 0, },">
            <text:p>{ name = 'converter', x = 4100, z = 7000, facing = 0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129">
            <text:p>4129</text:p>
          </table:table-cell>
          <table:table-cell table:formula="of:=[.C2]+ROUND(RAND()*150;0)-ROUND(RAND()*150;0)" office:value-type="float" office:value="6975">
            <text:p>6975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3]&amp;&quot;', x = &quot;&amp;[.B3]&amp;&quot;, z = &quot;&amp;[.C3]&amp;&quot;, facing = &quot;&amp;[.D3]&amp;&quot;, },&quot;" office:value-type="string" office:string-value="{ name = 'euf_bazooka', x = 4129, z = 6975, facing = 1, },">
            <text:p>{ name = 'euf_bazooka', x = 4129, z = 6975, facing = 1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077">
            <text:p>4077</text:p>
          </table:table-cell>
          <table:table-cell table:formula="of:=[.C2]+ROUND(RAND()*150;0)-ROUND(RAND()*150;0)" office:value-type="float" office:value="7002">
            <text:p>7002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4]&amp;&quot;', x = &quot;&amp;[.B4]&amp;&quot;, z = &quot;&amp;[.C4]&amp;&quot;, facing = &quot;&amp;[.D4]&amp;&quot;, },&quot;" office:value-type="string" office:string-value="{ name = 'euf_bazooka', x = 4077, z = 7002, facing = 1, },">
            <text:p>{ name = 'euf_bazooka', x = 4077, z = 7002, facing = 1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079">
            <text:p>4079</text:p>
          </table:table-cell>
          <table:table-cell table:formula="of:=[.C2]+ROUND(RAND()*150;0)-ROUND(RAND()*150;0)" office:value-type="float" office:value="7066">
            <text:p>7066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5]&amp;&quot;', x = &quot;&amp;[.B5]&amp;&quot;, z = &quot;&amp;[.C5]&amp;&quot;, facing = &quot;&amp;[.D5]&amp;&quot;, },&quot;" office:value-type="string" office:string-value="{ name = 'euf_bazooka', x = 4079, z = 7066, facing = 3, },">
            <text:p>{ name = 'euf_bazooka', x = 4079, z = 7066, facing = 3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072">
            <text:p>4072</text:p>
          </table:table-cell>
          <table:table-cell table:formula="of:=[.C2]+ROUND(RAND()*150;0)-ROUND(RAND()*150;0)" office:value-type="float" office:value="6943">
            <text:p>6943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6]&amp;&quot;', x = &quot;&amp;[.B6]&amp;&quot;, z = &quot;&amp;[.C6]&amp;&quot;, facing = &quot;&amp;[.D6]&amp;&quot;, },&quot;" office:value-type="string" office:string-value="{ name = 'euf_marine_laser', x = 4072, z = 6943, facing = 2, },">
            <text:p>{ name = 'euf_marine_laser', x = 4072, z = 6943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060">
            <text:p>4060</text:p>
          </table:table-cell>
          <table:table-cell table:formula="of:=[.C2]+ROUND(RAND()*150;0)-ROUND(RAND()*150;0)" office:value-type="float" office:value="6915">
            <text:p>6915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7]&amp;&quot;', x = &quot;&amp;[.B7]&amp;&quot;, z = &quot;&amp;[.C7]&amp;&quot;, facing = &quot;&amp;[.D7]&amp;&quot;, },&quot;" office:value-type="string" office:string-value="{ name = 'euf_marine_laser', x = 4060, z = 6915, facing = 2, },">
            <text:p>{ name = 'euf_marine_laser', x = 4060, z = 6915, facing = 2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2]+ROUND(RAND()*150;0)-ROUND(RAND()*150;0)" office:value-type="float" office:value="4224">
            <text:p>4224</text:p>
          </table:table-cell>
          <table:table-cell table:formula="of:=[.C2]+ROUND(RAND()*150;0)-ROUND(RAND()*150;0)" office:value-type="float" office:value="6935">
            <text:p>6935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8]&amp;&quot;', x = &quot;&amp;[.B8]&amp;&quot;, z = &quot;&amp;[.C8]&amp;&quot;, facing = &quot;&amp;[.D8]&amp;&quot;, },&quot;" office:value-type="string" office:string-value="{ name = 'euf_constructor', x = 4224, z = 6935, facing = 3, },">
            <text:p>{ name = 'euf_constructor', x = 4224, z = 6935, facing = 3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5300">
            <text:p>5300</text:p>
          </table:table-cell>
          <table:table-cell office:value-type="float" office:value="6500">
            <text:p>650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0]&amp;&quot;', x = &quot;&amp;[.B10]&amp;&quot;, z = &quot;&amp;[.C10]&amp;&quot;, facing = &quot;&amp;[.D10]&amp;&quot;, },&quot;" office:value-type="string" office:string-value="{ name = 'converter', x = 5300, z = 6500, facing = 0, },">
            <text:p>{ name = 'converter', x = 5300, z = 6500, facing = 0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414">
            <text:p>5414</text:p>
          </table:table-cell>
          <table:table-cell table:formula="of:=[.C10]+ROUND(RAND()*150;0)-ROUND(RAND()*150;0)" office:value-type="float" office:value="6529">
            <text:p>6529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1]&amp;&quot;', x = &quot;&amp;[.B11]&amp;&quot;, z = &quot;&amp;[.C11]&amp;&quot;, facing = &quot;&amp;[.D11]&amp;&quot;, },&quot;" office:value-type="string" office:string-value="{ name = 'euf_marine_laser', x = 5414, z = 6529, facing = 0, },">
            <text:p>{ name = 'euf_marine_laser', x = 5414, z = 6529, facing = 0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292">
            <text:p>5292</text:p>
          </table:table-cell>
          <table:table-cell table:formula="of:=[.C10]+ROUND(RAND()*150;0)-ROUND(RAND()*150;0)" office:value-type="float" office:value="6600">
            <text:p>660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2]&amp;&quot;', x = &quot;&amp;[.B12]&amp;&quot;, z = &quot;&amp;[.C12]&amp;&quot;, facing = &quot;&amp;[.D12]&amp;&quot;, },&quot;" office:value-type="string" office:string-value="{ name = 'euf_marine_laser', x = 5292, z = 6600, facing = 0, },">
            <text:p>{ name = 'euf_marine_laser', x = 5292, z = 6600, facing = 0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359">
            <text:p>5359</text:p>
          </table:table-cell>
          <table:table-cell table:formula="of:=[.C10]+ROUND(RAND()*150;0)-ROUND(RAND()*150;0)" office:value-type="float" office:value="6519">
            <text:p>6519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3]&amp;&quot;', x = &quot;&amp;[.B13]&amp;&quot;, z = &quot;&amp;[.C13]&amp;&quot;, facing = &quot;&amp;[.D13]&amp;&quot;, },&quot;" office:value-type="string" office:string-value="{ name = 'euf_constructor', x = 5359, z = 6519, facing = 3, },">
            <text:p>{ name = 'euf_constructor', x = 5359, z = 6519, facing = 3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285">
            <text:p>5285</text:p>
          </table:table-cell>
          <table:table-cell table:formula="of:=[.C10]+ROUND(RAND()*150;0)-ROUND(RAND()*150;0)" office:value-type="float" office:value="6527">
            <text:p>6527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4]&amp;&quot;', x = &quot;&amp;[.B14]&amp;&quot;, z = &quot;&amp;[.C14]&amp;&quot;, facing = &quot;&amp;[.D14]&amp;&quot;, },&quot;" office:value-type="string" office:string-value="{ name = 'euf_constructor', x = 5285, z = 6527, facing = 3, },">
            <text:p>{ name = 'euf_constructor', x = 5285, z = 6527, facing = 3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334">
            <text:p>5334</text:p>
          </table:table-cell>
          <table:table-cell table:formula="of:=[.C10]+ROUND(RAND()*150;0)-ROUND(RAND()*150;0)" office:value-type="float" office:value="6499">
            <text:p>6499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5]&amp;&quot;', x = &quot;&amp;[.B15]&amp;&quot;, z = &quot;&amp;[.C15]&amp;&quot;, facing = &quot;&amp;[.D15]&amp;&quot;, },&quot;" office:value-type="string" office:string-value="{ name = 'euf_pyro', x = 5334, z = 6499, facing = 2, },">
            <text:p>{ name = 'euf_pyro', x = 5334, z = 6499, facing = 2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240">
            <text:p>5240</text:p>
          </table:table-cell>
          <table:table-cell table:formula="of:=[.C10]+ROUND(RAND()*150;0)-ROUND(RAND()*150;0)" office:value-type="float" office:value="6368">
            <text:p>6368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6]&amp;&quot;', x = &quot;&amp;[.B16]&amp;&quot;, z = &quot;&amp;[.C16]&amp;&quot;, facing = &quot;&amp;[.D16]&amp;&quot;, },&quot;" office:value-type="string" office:string-value="{ name = 'euf_pyro', x = 5240, z = 6368, facing = 1, },">
            <text:p>{ name = 'euf_pyro', x = 5240, z = 6368, facing = 1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5800">
            <text:p>5800</text:p>
          </table:table-cell>
          <table:table-cell office:value-type="float" office:value="5400">
            <text:p>540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8]&amp;&quot;', x = &quot;&amp;[.B18]&amp;&quot;, z = &quot;&amp;[.C18]&amp;&quot;, facing = &quot;&amp;[.D18]&amp;&quot;, },&quot;" office:value-type="string" office:string-value="{ name = 'converter', x = 5800, z = 5400, facing = 2, },">
            <text:p>{ name = 'converter', x = 5800, z = 5400, facing = 2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747">
            <text:p>5747</text:p>
          </table:table-cell>
          <table:table-cell table:formula="of:=[.C18]+ROUND(RAND()*150;0)-ROUND(RAND()*150;0)" office:value-type="float" office:value="5378">
            <text:p>5378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9]&amp;&quot;', x = &quot;&amp;[.B19]&amp;&quot;, z = &quot;&amp;[.C19]&amp;&quot;, facing = &quot;&amp;[.D19]&amp;&quot;, },&quot;" office:value-type="string" office:string-value="{ name = 'euf_priest', x = 5747, z = 5378, facing = 2, },">
            <text:p>{ name = 'euf_priest', x = 5747, z = 5378, facing = 2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740">
            <text:p>5740</text:p>
          </table:table-cell>
          <table:table-cell table:formula="of:=[.C18]+ROUND(RAND()*150;0)-ROUND(RAND()*150;0)" office:value-type="float" office:value="5400">
            <text:p>5400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0]&amp;&quot;', x = &quot;&amp;[.B20]&amp;&quot;, z = &quot;&amp;[.C20]&amp;&quot;, facing = &quot;&amp;[.D20]&amp;&quot;, },&quot;" office:value-type="string" office:string-value="{ name = 'euf_priest', x = 5740, z = 5400, facing = 1, },">
            <text:p>{ name = 'euf_priest', x = 5740, z = 5400, facing = 1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72">
            <text:p>5872</text:p>
          </table:table-cell>
          <table:table-cell table:formula="of:=[.C18]+ROUND(RAND()*150;0)-ROUND(RAND()*150;0)" office:value-type="float" office:value="5362">
            <text:p>5362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1]&amp;&quot;', x = &quot;&amp;[.B21]&amp;&quot;, z = &quot;&amp;[.C21]&amp;&quot;, facing = &quot;&amp;[.D21]&amp;&quot;, },&quot;" office:value-type="string" office:string-value="{ name = 'euf_paladin', x = 5872, z = 5362, facing = 2, },">
            <text:p>{ name = 'euf_paladin', x = 5872, z = 5362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24">
            <text:p>5824</text:p>
          </table:table-cell>
          <table:table-cell table:formula="of:=[.C18]+ROUND(RAND()*150;0)-ROUND(RAND()*150;0)" office:value-type="float" office:value="5414">
            <text:p>5414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2]&amp;&quot;', x = &quot;&amp;[.B22]&amp;&quot;, z = &quot;&amp;[.C22]&amp;&quot;, facing = &quot;&amp;[.D22]&amp;&quot;, },&quot;" office:value-type="string" office:string-value="{ name = 'euf_paladin', x = 5824, z = 5414, facing = 2, },">
            <text:p>{ name = 'euf_paladin', x = 5824, z = 5414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41">
            <text:p>5841</text:p>
          </table:table-cell>
          <table:table-cell table:formula="of:=[.C18]+ROUND(RAND()*150;0)-ROUND(RAND()*150;0)" office:value-type="float" office:value="5462">
            <text:p>5462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3]&amp;&quot;', x = &quot;&amp;[.B23]&amp;&quot;, z = &quot;&amp;[.C23]&amp;&quot;, facing = &quot;&amp;[.D23]&amp;&quot;, },&quot;" office:value-type="string" office:string-value="{ name = 'euf_paladin', x = 5841, z = 5462, facing = 1, },">
            <text:p>{ name = 'euf_paladin', x = 5841, z = 5462, facing = 1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760">
            <text:p>5760</text:p>
          </table:table-cell>
          <table:table-cell table:formula="of:=[.C18]+ROUND(RAND()*150;0)-ROUND(RAND()*150;0)" office:value-type="float" office:value="5423">
            <text:p>5423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4]&amp;&quot;', x = &quot;&amp;[.B24]&amp;&quot;, z = &quot;&amp;[.C24]&amp;&quot;, facing = &quot;&amp;[.D24]&amp;&quot;, },&quot;" office:value-type="string" office:string-value="{ name = 'euf_paladin', x = 5760, z = 5423, facing = 2, },">
            <text:p>{ name = 'euf_paladin', x = 5760, z = 5423, facing = 2, },</text:p>
          </table:table-cell>
        </table:table-row>
      </table:table>
      <table:database-ranges>
        <table:database-range table:name="__Anonymous_Sheet_DB__1" table:target-range-address="unlocks_pivot.B51:unlocks_pivot.B51" table:display-filter-buttons="true">
          <table:filter>
            <table:filter-condition table:field-number="0" table:value="core" table:operator="="/>
          </table:filter>
        </table:database-range>
        <table:database-range table:name="__Anonymous_Sheet_DB__2" table:target-range-address="unlocks_pivot.A1:unlocks_pivot.N33" table:display-filter-buttons="true" table:contains-header="false"/>
        <table:database-range table:target-range-address="unlocks_pivot.A51:unlocks_pivot.A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1">01/11/2022</text:date>, <text:time>21:59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8$Win32 OpenOffice.org_project/418m3$Build-9803</meta:generator>
    <dc:date>2022-01-11T21:59:54.08</dc:date>
    <meta:editing-duration>P1DT11H29M29S</meta:editing-duration>
    <meta:editing-cycles>216</meta:editing-cycles>
    <meta:document-statistic meta:table-count="5" meta:cell-count="38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">
                <text:p>9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0">
                <text:p>8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">
                <text:p>92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